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3.1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79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3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taggable_loca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aggable_tag_id</text:p>
          </table:table-cell>
          <table:table-cell office:value-type="string" calcext:value-type="string">
            <text:p>locale</text:p>
          </table:table-cell>
          <table:table-cell office:value-type="string" calcext:value-type="string">
            <text:p>descr_short</text:p>
          </table:table-cell>
          <table:table-cell office:value-type="string" calcext:value-type="string">
            <text:p>descr_long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updated_by_user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/>
          <table:table-cell office:value-type="float" office:value="3059" calcext:value-type="float">
            <text:p>30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urs de mathématiques individuels à un élève en difficul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1:59:42.93" calcext:value-type="date">
            <text:p>2023-09-07 21:59:42</text:p>
          </table:table-cell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ivraison de repas chauds aux personnes âgées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ener le chien d'un voisin quotidiennement pour l'aider à faire de l'exerci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2" calcext:value-type="float">
            <text:p>30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rveiller les enfants d'un ami pendant leurs heures de trava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3" calcext:value-type="float">
            <text:p>30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âgée à entretenir son jard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4" calcext:value-type="float">
            <text:p>30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un robinet qui fuit pour un membre de la fami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5" calcext:value-type="float">
            <text:p>30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demandeur d'emploi à rédiger un CV impressionn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6" calcext:value-type="float">
            <text:p>30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les courses pour un voisin qui ne peut pas sort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proche à résoudre des problèmes avec son ordinat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à un ami concernant un problème juridique min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69" calcext:value-type="float">
            <text:p>30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aborer un plan d'entraînement personnalisé pour les objectifs de remise en forme d'un am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0" calcext:value-type="float">
            <text:p>30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à un voisin comment peindre avec des acryl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1" calcext:value-type="float">
            <text:p>30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membre de la famille à créer un budget et un plan d'épar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2" calcext:value-type="float">
            <text:p>30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organiser l'appartement d'un professionnel occup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3" calcext:value-type="float">
            <text:p>30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onner des cours de guitare à un adolescent intéressé par la mu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sser du temps à servir des repas dans un refuge pour personnes sans abr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des courses pour un ami en convalescence après une opé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6" calcext:value-type="float">
            <text:p>30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mmentaires et des modifications pour améliorer le CV d'un candid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7" calcext:value-type="float">
            <text:p>30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parent âgé à configurer des appels vidé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aminer un contrat pour un ami avant qu'il ne le s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79" calcext:value-type="float">
            <text:p>30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ances d'entraînement en ligne pour des participants à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0" calcext:value-type="float">
            <text:p>30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atelier de bricolage pour un groupe communautaire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1" calcext:value-type="float">
            <text:p>30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membre de la famille à remplir sa déclaration fiscale annu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ire des histoires aux enfants lors d'un événement à la bibliothèque loc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3" calcext:value-type="float">
            <text:p>30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ndre visite à une maison de retraite pour passer du temps avec les résidents âg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4" calcext:value-type="float">
            <text:p>30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gager une conversation pour aider quelqu'un à pratiquer une nouvelle lang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5" calcext:value-type="float">
            <text:p>30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hanger l'huile et effectuer l'entretien de base de la voiture d'un am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6" calcext:value-type="float">
            <text:p>30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les comptes de médias sociaux pour un petit entrepren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7" calcext:value-type="float">
            <text:p>30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poser une séance photo portrait gratuite pour la famille d'un am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8" calcext:value-type="float">
            <text:p>30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à quelqu'un qui souhaite changer de carr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89" calcext:value-type="float">
            <text:p>30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Vérifier régulièrement qu'un ami respecte sa routine de remise en for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un atelier pour enseigner aux seniors comment utiliser les smartph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1" calcext:value-type="float">
            <text:p>30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une brève consultation juridique pour aider quelqu'un à comprendre ses dro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2" calcext:value-type="float">
            <text:p>30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sessions d'étude en ligne pour aider les étudiants à se préparer aux exam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3" calcext:value-type="float">
            <text:p>30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rveiller les enfants d'un voisin pour une soir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4" calcext:value-type="float">
            <text:p>30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se en forme du CV d'un candidat à un emploi pour le rendre plus profess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5" calcext:value-type="float">
            <text:p>30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semaine de plans de repas sains pour une personne occup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6" calcext:value-type="float">
            <text:p>30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un atelier sur les pratiques de vie durables pour un groupe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7" calcext:value-type="float">
            <text:p>30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élève avec ses devoirs de mathématiques après l'éc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8" calcext:value-type="float">
            <text:p>30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un ami à travers un projet d'amélioration de l'habitat via un appel vidé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099" calcext:value-type="float">
            <text:p>30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espagnol conversationnel à quelqu'un via des visioconfér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une clinique d'aide juridique gratuite pour les personnes à faible reven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11.49" calcext:value-type="date">
            <text:p>2023-09-07 22:02:11</text:p>
          </table:table-cell>
        </table:table-row>
        <table:table-row table:style-name="ro1">
          <table:table-cell/>
          <table:table-cell office:value-type="float" office:value="3101" calcext:value-type="float">
            <text:p>31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e exposition d'art virtuelle pour présenter le travail d'artistes lo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briquer des cadeaux artisanaux personnalisés pour les anniversaires d'am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3" calcext:value-type="float">
            <text:p>31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demandeur d'emploi à s'entraîner et à se préparer pour les entretiens à ven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et diriger des défis fitness virtuels pour un groupe de remise en for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5" calcext:value-type="float">
            <text:p>31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pprendre aux parents la sécurité en ligne pour les enf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à fournir des conseils juridiques par téléphone à ceux dans le beso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7" calcext:value-type="float">
            <text:p>31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un atelier pour aider les écrivains en herbe à améliorer leurs compét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en charge l'enfant d'un ami lors d'un événement inattend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09" calcext:value-type="float">
            <text:p>31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Jouer de la musique live devant la fenêtre d'un être cher pour une occasion spéci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er la maison d'une personne âgée pour les dangers potentiels et suggérer des amélior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1" calcext:value-type="float">
            <text:p>31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ami occupé à choisir des tenues élégantes pour un événement à ven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2" calcext:value-type="float">
            <text:p>31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gens comment utiliser les ordinateurs et naviguer sur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3" calcext:value-type="float">
            <text:p>31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er un groupe de la communauté à la réponse aux catastrophes et à la prépa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4" calcext:value-type="float">
            <text:p>31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et modérer une discussion de livre en ligne pour les lecteurs passionn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5" calcext:value-type="float">
            <text:p>31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orter des animaux thérapeutiques pour rendre visite aux patients dans les hôpitaux et les maisons de retra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6" calcext:value-type="float">
            <text:p>31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une randonnée en groupe à travers des sentiers pittoresques et fournir des informations éduca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quelqu'un à découvrir sa généalogie et ses ancê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8" calcext:value-type="float">
            <text:p>31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et livrer des soupes réconfortantes à des amis qui ne se sentent pas b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à quelqu'un à jouer d'un instrument de musique via des sessions vidéo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ordonner les efforts de la communauté pour nettoyer les parcs locaux et les réserves natur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briquer des cartes de vœux personnalisées pour les résidents d'une maison de retra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2" calcext:value-type="float">
            <text:p>31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des leçons de langue avec un ami pour apprendre les langues maternelles respec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3" calcext:value-type="float">
            <text:p>31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virtuels sur la gestion du stress et les soins pers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pprendre aux gens à réparer et à entretenir leurs appareils électro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ler avec des voisins pour entretenir un jardin communautaire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6" calcext:value-type="float">
            <text:p>31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ciliter des séances de thérapie artistique pour les personnes en proie à des défis émot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7" calcext:value-type="float">
            <text:p>31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voyer des lettres de soutien et d'appréciation aux militaires déploy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8" calcext:value-type="float">
            <text:p>31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cours de cuisine en ligne pour aider les autres à améliorer leurs compétences culin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CV visuellement attrayants pour les demandeurs d'emploi afin de se démarqu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0" calcext:value-type="float">
            <text:p>31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des visites de sites historiques et de repères dans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1" calcext:value-type="float">
            <text:p>31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sessions de jam musical virtuelles pour permettre aux musiciens de collaborer à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2" calcext:value-type="float">
            <text:p>31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ances de yoga dans un parc pour promouvoir le bien-être et la dét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3" calcext:value-type="float">
            <text:p>31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ire des histoires pour enfants via des appels vidéo pour divertir et éduqu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4" calcext:value-type="float">
            <text:p>31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r et donner des vêtements usagés en bon état aux abris lo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5" calcext:value-type="float">
            <text:p>31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 en codage et en programmation aux étudiants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6" calcext:value-type="float">
            <text:p>31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événements de nettoyage des déchets et embellir les espaces publ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siner et livrer des cookies frais aux voisins comme geste ami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lycéens à créer leurs premiers CV pour des emplois à temps part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39" calcext:value-type="float">
            <text:p>31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 moyen de transport aux personnes âgées pour leurs rendez-vous médi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art de l'origami aux enfants dans un centre communautaire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1" calcext:value-type="float">
            <text:p>31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adultes plus âgés à apprendre à utiliser les smartphones et les ordina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2" calcext:value-type="float">
            <text:p>31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initiatives pour restaurer les écosystèmes locaux et les habitats faun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listes de lecture personnalisées pour des amis en fonction de leurs préférence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virtuels pour aider les parents à relever les défis de l'éducation des enf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5" calcext:value-type="float">
            <text:p>31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e plateforme pour que les voisins partagent et échangent des recettes de fami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6" calcext:value-type="float">
            <text:p>31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ordonner des événements pour présenter les animaux de refuge et leur trouver des foyers aim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7" calcext:value-type="float">
            <text:p>31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autres à évaluer leur consommation d'énergie et suggérer des moyens d'économis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groupes de soutien en ligne pour les personnes confrontées à des défis simil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49" calcext:value-type="float">
            <text:p>31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uquer les étudiants sur la durabilité et la préservation de l'environ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programme de surveillance de quartier pour améliorer la sécurité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1" calcext:value-type="float">
            <text:p>31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r des fonds pour soutenir les communautés touchées par des catastrophes natur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êter des équipements d'entraînement à des amis pour leurs routines de fitness à domici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3" calcext:value-type="float">
            <text:p>31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poser des ateliers de premiers secours pour doter les membres de la communauté de compétences de sauvet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4" calcext:value-type="float">
            <text:p>31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voir des listes de lecture adaptées aux préférences musicales d'un ami pour différents états d'espr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5" calcext:value-type="float">
            <text:p>31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r et compiler des recettes de voisins pour créer un livre de recettes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6" calcext:value-type="float">
            <text:p>31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langues étrangères aux enfants par le biais de leçons interactives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7" calcext:value-type="float">
            <text:p>31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configurer de nouveaux appareils et expliquer leurs fonctionnalit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8" calcext:value-type="float">
            <text:p>31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former les autres sur les pratiques écoénergétiques pour un mode de vie plus dur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59" calcext:value-type="float">
            <text:p>31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étudiants et les jeunes professionnels dans leurs choix de carrière éclai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0" calcext:value-type="float">
            <text:p>31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et livrer des repas faits maison à des voisins âgés ou mala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poser des ateliers pratiques sur des compétences de base en menuiserie ou en cou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une opération de plantation d'arbres pour contribuer à l'environ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3" calcext:value-type="float">
            <text:p>31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ler ensemble pour entretenir un jardin communautaire et cultiver des produits fr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histoires et des contes pour enfants dans les bibliothèques locales ou les éco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5" calcext:value-type="float">
            <text:p>31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sser du temps avec les résidents âgés, discuter et jouer à des j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6" calcext:value-type="float">
            <text:p>31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dans les refuges pour sans-abri en servant des repas ou en fournissant un sout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et encadrer les jeunes dans la poursuite de leurs pa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8" calcext:value-type="float">
            <text:p>31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er sur des projets d'art public pour améliorer l'esthétique des espaces publ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ifier des pique-niques locaux, des foires ou des spectacles de talents pour favoriser l'esprit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dans un refuge pour animaux, promener les chiens et prendre soin des anim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1" calcext:value-type="float">
            <text:p>31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 l'aide académique aux étudiants en difficulté avec leurs étu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2" calcext:value-type="float">
            <text:p>31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Être disponible pour aider les voisins en cas d'urgence, comme fournir un traj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onner régulièrement du sang aux banques de sang locales pour sauver des v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4" calcext:value-type="float">
            <text:p>31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nettoyages dans les parcs locaux pour maintenir un environnement propre et sû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5" calcext:value-type="float">
            <text:p>31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à organiser des événements à la bibliothèque ou des programmes de lecture pour les enf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6" calcext:value-type="float">
            <text:p>31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d'art pratiques pour les enfants dans les centres communau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7" calcext:value-type="float">
            <text:p>31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ndre visite et passer du temps avec des personnes âgées isolées pour leur offrir de la compag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8" calcext:value-type="float">
            <text:p>31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anciens combattants en offrant des trajets, en faisant des courses ou en écoutant leurs hist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79" calcext:value-type="float">
            <text:p>31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dans les écoles en assistant les enseignants ou en organisant des évén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0" calcext:value-type="float">
            <text:p>31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collectes de nourriture, de jouets ou de vêtements pour soutenir des organismes de bienfaisance lo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traîner des équipes sportives de jeunes et promouvoir l'activité phy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rendre une nouvelle langue en pratiquant avec un locuteur nati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3" calcext:value-type="float">
            <text:p>31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des compétences utiles comme l'entretien de base de la voiture ou la cuis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les déchets dans les espaces naturels tels que les plages, les sentiers ou les r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5" calcext:value-type="float">
            <text:p>31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joindre un corps de sapeurs-pompiers bénévoles local pour répondre aux urg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6" calcext:value-type="float">
            <text:p>31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 l'aide pour la garde d'enfants ou fournir des repas aux parents célibataires dans le beso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7" calcext:value-type="float">
            <text:p>31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er avec d'autres pour rénover et améliorer les parcs locaux ou les centres communau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8" calcext:value-type="float">
            <text:p>31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opter un animal de refuge et lui offrir un foyer aimant pour toujo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89" calcext:value-type="float">
            <text:p>31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articles essentiels comme des kits d'hygiène, des couvertures ou des repas aux personnes sans-abr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ou participer à des concerts pour divertir et engager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cheter des produits directement auprès des agriculteurs locaux pour promouvoir l'agriculture dur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2" calcext:value-type="float">
            <text:p>31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voisins avec de petites réparations domiciliaires ou des tâches d'entret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3" calcext:value-type="float">
            <text:p>31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compétences artisanales traditionnelles comme le tricot, la poterie ou le travail du bo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4" calcext:value-type="float">
            <text:p>31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programmes de surveillance de quartier pour améliorer la sécurité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5" calcext:value-type="float">
            <text:p>31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personnes âgées à entretenir leur jardin, leur jardinage et leurs espaces extéri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à organiser des événements scolaires tels que des collectes de fonds, des sorties éducatives ou des foires scientif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7" calcext:value-type="float">
            <text:p>31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traîner des équipes sportives de jeunes pour enseigner le travail d'équipe et le leadershi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8" calcext:value-type="float">
            <text:p>31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tribuer à des articles ou aider à créer un bulletin d'information pour informer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199" calcext:value-type="float">
            <text:p>31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initiatives comme la plantation d'arbres ou des nettoyages pour protéger la n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familles de réfugiés à s'installer, à apprendre la langue et à s'intégrer culturell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1" calcext:value-type="float">
            <text:p>32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ter des fleurs, entretenir les espaces verts et améliorer l'esthétique du quart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2" calcext:value-type="float">
            <text:p>32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 l'aide et de la compagnie aux personnes handicapées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3" calcext:value-type="float">
            <text:p>32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ation pour intervenir en cas d'urgence et de catastrophes dans le quart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onner des cours particuliers ou encadrer les élèves pour les aider à réussir leurs étu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5" calcext:value-type="float">
            <text:p>32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ou organiser des festivals et des événements culturels dans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6" calcext:value-type="float">
            <text:p>32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uquer la communauté sur les pratiques de recyclage et mettre en place des programmes de recycl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7" calcext:value-type="float">
            <text:p>32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ister et promouvoir les expositions d'art locales, les spectacles et les gale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compétences en matière de budget, d'épargne et d'investiss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09" calcext:value-type="float">
            <text:p>32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comment cuisiner des repas nutritifs et équilib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0" calcext:value-type="float">
            <text:p>32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s choix de carrière, la recherche d'emploi et les compétences en entret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1" calcext:value-type="float">
            <text:p>32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éances de tutorat individuel pour aider les personnes à apprendre une nouvelle lang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2" calcext:value-type="float">
            <text:p>32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voir des routines d'entraînement personnalisées et fournir des conseils en fitn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3" calcext:value-type="float">
            <text:p>32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 de vie durables telles que le jardinage, la mise en conserve et l'élevage d'anim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4" calcext:value-type="float">
            <text:p>32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étudiants à améliorer leurs habitudes d'étude, leur gestion du temps et leur prise de no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5" calcext:value-type="float">
            <text:p>32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et des stratégies en matière d'éducation parentale pour différentes étapes du développement de l'enf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en nutrition personnalisés pour aider les individus à atteindre leurs objectifs de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7" calcext:value-type="float">
            <text:p>32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des projets de réparation et d'amélioration de base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8" calcext:value-type="float">
            <text:p>32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développer leur confiance et leurs compétences en prise de parole en publ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19" calcext:value-type="float">
            <text:p>32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onner des cours de soutien aux élèves dans des matières spécifiques comme les mathématiques, les sciences ou la littér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onner aux individus les moyens de fixer des objectifs, de surmonter les défis et d'améliorer leur v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a peinture, le dessin ou d'autres compétences artistiques aux artiste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2" calcext:value-type="float">
            <text:p>32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 désencombrement, l'organisation des espaces et la création d'environnements fonct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la rédaction de CV, le réseautage et l'avancement profess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4" calcext:value-type="float">
            <text:p>32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en planification financière personnalisés et des straté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5" calcext:value-type="float">
            <text:p>32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l'adoption d'habitudes saines liées à l'alimentation, à l'exercice et à la gestion du st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6" calcext:value-type="float">
            <text:p>32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techniques de pleine conscience pour réduire le stress et améliorer le bien-ê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7" calcext:value-type="float">
            <text:p>32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écrivains en herbe à développer leurs compétences en écriture et leur créativ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8" calcext:value-type="float">
            <text:p>32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élaborer leur marque personnelle pour le succès profess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29" calcext:value-type="float">
            <text:p>32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étudiants dans le processus de sélection et de préparation des programmes d'études à l'étran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0" calcext:value-type="float">
            <text:p>32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en jardinage et des orientations pour faire pousser des plantes et des légu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1" calcext:value-type="float">
            <text:p>32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entorer les aspirants entrepreneurs sur la planification d'entreprise, le marketing et les stratégies de croiss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rédaction de CV efficaces qui se démarquent auprès des employ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3" calcext:value-type="float">
            <text:p>32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et des orientations aux individus et aux couples pour améliorer les rel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4" calcext:value-type="float">
            <text:p>32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amateurs de photographie différentes techniques pour améliorer leurs compét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5" calcext:value-type="float">
            <text:p>32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tratégies pour une gestion efficace du temps et de la productiv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6" calcext:value-type="float">
            <text:p>32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des techniques de gestion et de réduction du st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7" calcext:value-type="float">
            <text:p>32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former les individus sur les stratégies d'investissement et la planification financ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8" calcext:value-type="float">
            <text:p>32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fixer des objectifs de santé et à créer des routines de bien-être dur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39" calcext:value-type="float">
            <text:p>32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se préparer aux entretiens d'embauche avec des entretiens simulés et des commen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0" calcext:value-type="float">
            <text:p>32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biner les compétences en cuisine avec l'éducation nutritionnelle pour promouvoir une alimentation sa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1" calcext:value-type="float">
            <text:p>32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et animer des groupes d'étude pour que les étudiants collaborent et apprennent ensem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2" calcext:value-type="float">
            <text:p>32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étudiants à travers le processus de candidature à l'université et la rédaction d'ess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3" calcext:value-type="float">
            <text:p>32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onner aux individus les moyens de développer un état d'esprit positif et axé sur la croiss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4" calcext:value-type="float">
            <text:p>32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améliorer leur prononciation dans une langue étrang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5" calcext:value-type="float">
            <text:p>32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complets sur les routines de fitness et les habitudes alimentaires sa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6" calcext:value-type="float">
            <text:p>32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mmentaires et des orientations sur les portfolios artistiques pour les artiste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7" calcext:value-type="float">
            <text:p>32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réussir leur transition vers de nouvelles carrières ou indust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étudiants dans le choix de cours, la planification académique et les carriè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divers sujets de bien-être tels que la gestion du stress et les soins pers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la budgétisation, l'épargne et la gestion des finances personn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1" calcext:value-type="float">
            <text:p>32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mmentaires constructifs sur les écrits de création aux auteur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2" calcext:value-type="float">
            <text:p>32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professionnels sur le développement des compétences, le leadership et la croissance de carr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3" calcext:value-type="float">
            <text:p>32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communication pour de meilleures relations interpersonn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4" calcext:value-type="float">
            <text:p>32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mmentaires personnalisés sur les CV pour améliorer les chances des chercheurs d'emplo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5" calcext:value-type="float">
            <text:p>32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duire des entretiens de pratique et fournir des commentaires constructifs pour l'améli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6" calcext:value-type="float">
            <text:p>32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professionnels à créer des profils LinkedIn convaincants et effic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s stratégies commerciales, les opérations et les opportunités de croiss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8" calcext:value-type="float">
            <text:p>32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en planification financière experte adaptés aux objectifs des individ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cadres supérieurs pour améliorer leurs compétences en leadership et atteindre leurs objectif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0" calcext:value-type="float">
            <text:p>32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les professionnels sur les approches de réseautage efficaces pour l'avancement de carr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entorer les entrepreneurs en herbe sur le lancement et la croissance de leur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2" calcext:value-type="float">
            <text:p>32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se préparer aux entretiens d'embauche, y compris la stratégie et le conten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3" calcext:value-type="float">
            <text:p>32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professionnels pour définir et renforcer leur marque personnelle pour le succè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4" calcext:value-type="float">
            <text:p>32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transitionner en douceur vers de nouvelles voies de carrière ou industr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5" calcext:value-type="float">
            <text:p>32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entreprises à développer des plans stratégiques effic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6" calcext:value-type="float">
            <text:p>32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aperçus et des recommandations pour prendre des décisions d'investissement judicieu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7" calcext:value-type="float">
            <text:p>32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les stratégies pour développer les entreprises et étendre leur portée sur le march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plans personnalisés pour améliorer les compétences et atteindre les objectifs de carr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69" calcext:value-type="float">
            <text:p>32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devenir des leaders efficaces et inspirants dans leur doma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s techniques de négociation pour de meilleures transa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1" calcext:value-type="float">
            <text:p>32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uquer les individus et les entreprises sur la gestion financière et la littérat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2" calcext:value-type="float">
            <text:p>32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alyser et conseiller sur l'efficacité des modèles d'entreprise pour l'améli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3" calcext:value-type="float">
            <text:p>32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professionnels à résoudre les conflits et les litiges en milieu de trava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améliorer leurs compétences en prise de parole en public et leur confi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d'expert sur la création de stratégies marketing efficaces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sur les solutions technologiques et les stratégies informatiques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7" calcext:value-type="float">
            <text:p>32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identifier des parcours de carrière adaptés à leurs forces et à leurs intérê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8" calcext:value-type="float">
            <text:p>32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les entreprises sur la rationalisation des processus pour améliorer l'efficac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79" calcext:value-type="float">
            <text:p>32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livrer des présentations convaincantes et percut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pratiques efficaces de gestion financière pour les profess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1" calcext:value-type="float">
            <text:p>32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a planification, l'exécution et la gestion de proj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2" calcext:value-type="float">
            <text:p>32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voir et fournir des commentaires sur les campagnes marketing pour l'optimi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les professionnels sur les techniques de gestion du temps pour une productivité accr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4" calcext:value-type="float">
            <text:p>32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méliorer les stratégies et les techniques de vente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aperçus et des conseils basés sur l'analyse des données pour la prise de décision commerci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6" calcext:value-type="float">
            <text:p>32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er les compétences en leadership et fournir des recommandations pour la croissance et l'améli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7" calcext:value-type="float">
            <text:p>32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entreprises à créer des plans marketing complets et effic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8" calcext:value-type="float">
            <text:p>32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définir et à atteindre des objectifs financiers grâce à des plans concr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89" calcext:value-type="float">
            <text:p>32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les entreprises sur la formation de partenariats stratégiques pour une croissance mutu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0" calcext:value-type="float">
            <text:p>32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stratégies et les tactiques de négociation pour les profess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1" calcext:value-type="float">
            <text:p>32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propriétaires d'entreprise dans la planification d'une transition ou d'une succession en douc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2" calcext:value-type="float">
            <text:p>32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cadres pour développer une présence exécutive forte et influ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3" calcext:value-type="float">
            <text:p>32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s mesures de cybersécurité et les stratégies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4" calcext:value-type="float">
            <text:p>32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er l'identité de la marque et fournir des recommandations pour la cohérence et l'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5" calcext:value-type="float">
            <text:p>32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les entreprises sur l'optimisation des processus de chaîne d'approvisionnement pour l'efficac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6" calcext:value-type="float">
            <text:p>32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gestion des conflits et la création de dynamiques d'équipe posi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a prise de décisions éthiques en milieu profess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8" calcext:value-type="float">
            <text:p>32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les entreprises sur l'intégration de pratiques durables dans leurs opér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299" calcext:value-type="float">
            <text:p>32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 positionnement efficace d'une marque sur le march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entreprises à travers les changements et les transitions organisationn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1" calcext:value-type="float">
            <text:p>33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, les techniques et les stratégies du basketball aux joueur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passionnés de football sur différents aspects du jeu, du dribble au travail d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3" calcext:value-type="float">
            <text:p>33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leçons individuelles ou en groupe pour enseigner les coups de tennis corrects et les tac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4" calcext:value-type="float">
            <text:p>33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personnes de tous âges à nager et à améliorer leurs compétences aqua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5" calcext:value-type="float">
            <text:p>33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urs de golf aux débutants et aider les golfeurs expérimentés à perfectionner leur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6" calcext:value-type="float">
            <text:p>33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méliorer le bâtonnage, le lancer, le jeu sur le terrain et les compétences générales en baseb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7" calcext:value-type="float">
            <text:p>33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améliorer leurs techniques de course, leur endurance et leur vites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8" calcext:value-type="float">
            <text:p>33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cliniques pour enseigner les bases du volleyball et le travail d'équipe aux jou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09" calcext:value-type="float">
            <text:p>33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'arts martiaux, la discipline et les stratégies d'autodéfen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s techniques de cyclisme, l'entretien des vélos et la sécur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1" calcext:value-type="float">
            <text:p>33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comment jouer au softball, y compris le lancer, la frappe et le jeu sur le terra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2" calcext:value-type="float">
            <text:p>33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cliniques spécialisées pour améliorer la précision et les compétences de tir au basketb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3" calcext:value-type="float">
            <text:p>33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ski ou de snowboard aux débutants sur les pis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4" calcext:value-type="float">
            <text:p>33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instructions en gymnastique, des mouvements de base aux routines avanc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5" calcext:value-type="float">
            <text:p>33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 de rugby, les stratégies et le travail d'équipe à tous les niveaux de jou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6" calcext:value-type="float">
            <text:p>33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'escalade et les mesures de sécur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7" calcext:value-type="float">
            <text:p>33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sur la manière de monter des vagues, l'équilibre et les techniques de planche de sur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8" calcext:value-type="float">
            <text:p>33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axés sur l'amélioration des techniques de tenn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routines de danse et de chorégraphie pour les performances d'équipes spor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0" calcext:value-type="float">
            <text:p>33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groupes sur les sentiers de randonnée, fournir des informations sur la navigation et la n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1" calcext:value-type="float">
            <text:p>33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tir à l'arc, la visée et la précision aux début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oueurs de hockey sur la glace pour le patinage, le tir, le jeu de passe et les straté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ances de yoga adaptées à la flexibilité, à la force et aux besoins de récupération des athlè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 lancer, la réception et le jeu du frisbee ult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5" calcext:value-type="float">
            <text:p>33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pagaie et la sécurité sur l'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6" calcext:value-type="float">
            <text:p>33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boxe ou de kickboxing, la condition physique et les techniques de défense personn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7" calcext:value-type="float">
            <text:p>33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oueurs de football sur les postes, les jeux et les stratégies d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8" calcext:value-type="float">
            <text:p>33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ances de Pilates pour améliorer la force du noyau, la flexibilité et l'alignement corpor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29" calcext:value-type="float">
            <text:p>33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taekwondo, les formes et les principes de la discipl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0" calcext:value-type="float">
            <text:p>33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techniques de natation synchronisée et les rout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1" calcext:value-type="float">
            <text:p>33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raquetball ou de squash et le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grimpeurs sur les techniques avancées pour l'escalade en salle et en extéri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3" calcext:value-type="float">
            <text:p>33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astuces de skateboard, l'équilibre et la sécurité aux début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4" calcext:value-type="float">
            <text:p>33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à travers des séances d'entraînement CrossFit pour la force, l'endurance et la condition phy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 de hockey sur gazon, les stratégies et le travail d'équipe aux jou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stand-up paddleboard et l'équi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lutteurs sur les techniques de lutte, la musculation et les stratégies de mat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mouvements de parkour, l'agilité et la navigation urba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39" calcext:value-type="float">
            <text:p>33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patinage sur glace et les manœuvres aux débutants et aux patineurs avanc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rame et le travail d'équipe pour l'aviron à la nage et à la godi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1" calcext:value-type="float">
            <text:p>33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karaté, les formes et les principes d'autodéfen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passionnés de trampoline sur les astuces, les flips et les techniques de saut en toute sécur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3" calcext:value-type="float">
            <text:p>33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badminton, le déplacement et le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4" calcext:value-type="float">
            <text:p>33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compétences en VTT, la navigation sur les sentiers et la sécur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5" calcext:value-type="float">
            <text:p>33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séances d'exercices aérobiques adaptées à la condition cardiovasculaire des athlè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6" calcext:value-type="float">
            <text:p>33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les techniques de volleyball de plage, les stratégies et les compétences spécifiques à la pl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7" calcext:value-type="float">
            <text:p>33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ski à roulettes pour le ski de fon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8" calcext:value-type="float">
            <text:p>33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escrimeurs sur les techniques de maniement de l'épée, les tactiques et les règles de l'escr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49" calcext:value-type="float">
            <text:p>33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 en escalade en montagne, les techniques de corde et la sécurité en monta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0" calcext:value-type="float">
            <text:p>33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compétences en water-polo, le passage, le tir et les tac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1" calcext:value-type="float">
            <text:p>33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équipes de frisbee ultime sur les stratégies, les lancers et la dynamique du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2" calcext:value-type="float">
            <text:p>33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coureurs sur les plans d'entraînement et les stratégies pour les courses de longue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gymnastique rythmique, la manipulation des appareils et la chorégraph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4" calcext:value-type="float">
            <text:p>33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athlètes en natation, cyclisme et course à pied pour les événements de triathl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5" calcext:value-type="float">
            <text:p>33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cricket, le bâtonnage, le lancer et les stratégies de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6" calcext:value-type="float">
            <text:p>33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vététistes sur les compétences techniques, les techniques de descente et les sorties en sent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7" calcext:value-type="float">
            <text:p>33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athlètes sur les épreuves d'athlétisme telles que les sprints, les sauts et les lanc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handball, le passage, le tir et les stratégies d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59" calcext:value-type="float">
            <text:p>33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powerlifters sur les techniques de levage appropriées, l'entraînement en force et les compéti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0" calcext:value-type="float">
            <text:p>33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améliorer les techniques de bowling, la précision et les straté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1" calcext:value-type="float">
            <text:p>33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tennis de table, les services et le jeu rapi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grimpeurs sur les techniques avancées d'escalade en roche, l'escalade en tête et le blo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saut à la perche, l'approche et les stratégies de sau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4" calcext:value-type="float">
            <text:p>33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techniques de patin en ligne et les astu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5" calcext:value-type="float">
            <text:p>33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rameurs sur les techniques de rame, le rythme de la rame et la coordination d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6" calcext:value-type="float">
            <text:p>33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mountainboard et les compétences de skateboard tout-terra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7" calcext:value-type="float">
            <text:p>33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raquette à neige pour les activités de plein air hiver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techniques de voile, l'installation des voiles et la navigation au v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oueurs de crosse en boîte sur le jeu en salle, les compétences de crosse et les straté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0" calcext:value-type="float">
            <text:p>33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squash, les services et les stratégies de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1" calcext:value-type="float">
            <text:p>33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compétences en polo en canoë, la pagaie et les tactiques de water-po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2" calcext:value-type="float">
            <text:p>33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oueurs de hockey en ligne sur le patinage, le tir et le jeu d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3" calcext:value-type="float">
            <text:p>33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paddle tennis et les stratégies pour le terrain de padd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4" calcext:value-type="float">
            <text:p>33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enseigner les astuces, les sauts et les manœuvres du parcours de ski acroba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5" calcext:value-type="float">
            <text:p>33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oueurs de volley-ball en salle sur les techniques, les services et les stratégies d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6" calcext:value-type="float">
            <text:p>33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tir à l'arc en champ, la visée et le tir en extéri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oueurs de rugby sur les plaquages, les passes, les mêlées et les stratégies de je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8" calcext:value-type="float">
            <text:p>33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cliniques spécialisées sur les lancers et les réceptions en frisbee ulti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79" calcext:value-type="float">
            <text:p>33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ski nautique, l'équilibre et les sauts sur l'eau lib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0" calcext:value-type="float">
            <text:p>33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pratiquants de karaté sur les techniques, les formes et les comb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1" calcext:value-type="float">
            <text:p>33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surf, la sélection des vagues et le contrôle de la planch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2" calcext:value-type="float">
            <text:p>33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améliorer le dribble, le tir et la défense au basketba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3" calcext:value-type="float">
            <text:p>33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jeunes joueurs de tennis sur les compétences de base, l'esprit sportif et le jeu en mat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techniques et les stratégies d'autodéfense à travers les disciplines des arts marti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5" calcext:value-type="float">
            <text:p>33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à des individus à jouer du piano, lire des partitions et développer des compétence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6" calcext:value-type="float">
            <text:p>33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débutants et les joueurs intermédiaires sur les techniques de guitare et les progressions d'accor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7" calcext:value-type="float">
            <text:p>33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aider les individus à améliorer leurs techniques vocales et leurs compétences en ch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violon, le jeu d'archet et la théorie musicale aux violonistes aspi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89" calcext:value-type="float">
            <text:p>33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batterie, le rythme et les compétences en batter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sur la flûte, le contrôle de la respiration et l'expression music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1" calcext:value-type="float">
            <text:p>33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auteurs-compositeurs à développer paroles, mélodies et structures de chan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2" calcext:value-type="float">
            <text:p>33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chanteurs sur l'étendue vocale, la projection et les techniques de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3" calcext:value-type="float">
            <text:p>33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trompette, l'embouchure et la lecture de la musique pour les cuiv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4" calcext:value-type="float">
            <text:p>33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joueurs de basse sur le groove, le rythme et le jeu en contexte de gr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5" calcext:value-type="float">
            <text:p>33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fondamentaux de la théorie musicale, y compris la notation, les gammes et l'harmo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u violoncelle, les techniques d'archet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7" calcext:value-type="float">
            <text:p>33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pratiquer et affiner les harmonies vocales en gr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8" calcext:value-type="float">
            <text:p>33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saxophonistes sur les techniques de jeu, l'improvisation et le phrasé jaz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production de musique électronique en utilisant des outils logiciels et matéri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es claviers, créer des arrangements et se produire en dir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1" calcext:value-type="float">
            <text:p>34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clarinettistes sur les doigtés, le contrôle de la respiration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2" calcext:value-type="float">
            <text:p>34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compositeurs à créer de la musique originale dans différents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3" calcext:value-type="float">
            <text:p>34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'improvisation aux musiciens de jazz sur divers instru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e l'ukulélé et apprendre des chansons popul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les techniques de production musicale, le mixage et l'ingénierie au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6" calcext:value-type="float">
            <text:p>34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e la harpe, y compris les techniques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7" calcext:value-type="float">
            <text:p>34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et coacher des chœurs sur les techniques vocales, les harmonies et la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8" calcext:value-type="float">
            <text:p>34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joueurs de guitare acoustique dans les techniques de jeu au doigt et le jeu de chansons fol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comment lire et écrire la notation musicale en utilisant des logiciels de parti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0" calcext:value-type="float">
            <text:p>34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divers instruments de percussion et les techniques rythm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chanteurs d'opéra sur les techniques vocales, le phrasé et le répertoire lyr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2" calcext:value-type="float">
            <text:p>34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instruments à vent en laiton comme le trombone, le cor français ou le tuba aux joueurs aspi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3" calcext:value-type="float">
            <text:p>34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art d'arranger la musique pour différents instruments et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e l'accordéon, la technique des soufflets et la musique fol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5" calcext:value-type="float">
            <text:p>34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joueurs de violon folk sur les techniques de jeu traditionnelles et les sty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6" calcext:value-type="float">
            <text:p>34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chorales gospel sur les techniques vocales, les negro spirituals et la performance de musique go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utilisation des logiciels musicaux, MIDI et les outils audio numér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8" calcext:value-type="float">
            <text:p>34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u basson, la fabrication des anches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19" calcext:value-type="float">
            <text:p>34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la musique pour faciliter la guérison et promouvoir le bien-être émotionnel chez les individ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groupes de bluegrass sur les techniques de jeu, les harmonies et la dynamique d'ensem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1" calcext:value-type="float">
            <text:p>34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pour chanter des harmonies dans différents styles, du folk au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2" calcext:value-type="float">
            <text:p>34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e la cornemuse, y compris l'inflation du sac et les airs tradit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3" calcext:value-type="float">
            <text:p>34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musique classique indienne, les ragas et les ryth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individus à comprendre et apprécier différents genres musi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5" calcext:value-type="float">
            <text:p>34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pour jouer des tambours d'acier des Caraïbes et des rythmes de calyp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ensembles vocaux dans les arrangements chorals, le mélange vocal et la dynam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7" calcext:value-type="float">
            <text:p>34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u sifflet irlandais et des airs traditionnels irland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8" calcext:value-type="float">
            <text:p>34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omposition de musique de film, la synchronisation et l'é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29" calcext:value-type="float">
            <text:p>34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trombonistes sur les techniques de glissando, le jeu des cuivres et le ré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percussionnistes les rythmes latins et les instruments comme les congas et les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groupes de musique country sur les techniques de jeu, les harmonies vocales et la présence sur scè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2" calcext:value-type="float">
            <text:p>34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u tabla, un instrument de percussion traditionnel ind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3" calcext:value-type="float">
            <text:p>34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arrangement de musique chorale pour différentes tessitures vocales et harmon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4" calcext:value-type="float">
            <text:p>34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pour jouer du cor baryton, les techniques des cuivres et le ré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5" calcext:value-type="float">
            <text:p>34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ensembles de jazz dans l'improvisation, les arrangements et les rythmes sw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l'histoire de la musique, les compositeurs et les époque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7" calcext:value-type="float">
            <text:p>34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à des individus à jouer du piano, lire des partitions et développer des compétence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débutants et les joueurs intermédiaires sur les techniques de guitare et les progressions d'accor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aider les individus à améliorer leurs techniques vocales et leurs compétences en ch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0" calcext:value-type="float">
            <text:p>34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violon, le jeu d'archet et la théorie musicale aux violonistes aspi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1" calcext:value-type="float">
            <text:p>34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individus sur les techniques de batterie, le rythme et les compétences en batter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2" calcext:value-type="float">
            <text:p>34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sur la flûte, le contrôle de la respiration et l'expression music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3" calcext:value-type="float">
            <text:p>34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auteurs-compositeurs à développer paroles, mélodies et structures de chan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4" calcext:value-type="float">
            <text:p>34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chanteurs sur l'étendue vocale, la projection et les techniques de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5" calcext:value-type="float">
            <text:p>34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trompette, l'embouchure et la lecture de la musique pour les cuiv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joueurs de basse sur le groove, le rythme et le jeu en contexte de gr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7" calcext:value-type="float">
            <text:p>34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fondamentaux de la théorie musicale, y compris la notation, les gammes et l'harmo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u violoncelle, les techniques d'archet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49" calcext:value-type="float">
            <text:p>34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pratiquer et affiner les harmonies vocales en gr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0" calcext:value-type="float">
            <text:p>34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ruire les saxophonistes sur les techniques de jeu, l'improvisation et le phrasé jazz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1" calcext:value-type="float">
            <text:p>34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production de musique électronique en utilisant des outils logiciels et matéri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2" calcext:value-type="float">
            <text:p>34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es claviers, créer des arrangements et se produire en dir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3" calcext:value-type="float">
            <text:p>34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clarinettistes sur les doigtés, le contrôle de la respiration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4" calcext:value-type="float">
            <text:p>34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compositeurs à créer de la musique originale dans différents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5" calcext:value-type="float">
            <text:p>34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'improvisation aux musiciens de jazz sur divers instru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6" calcext:value-type="float">
            <text:p>34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e l'ukulélé et apprendre des chansons popul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7" calcext:value-type="float">
            <text:p>34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les techniques de production musicale, le mixage et l'ingénierie au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8" calcext:value-type="float">
            <text:p>34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e la harpe, y compris les techniques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59" calcext:value-type="float">
            <text:p>34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et coacher des chœurs sur les techniques vocales, les harmonies et la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0" calcext:value-type="float">
            <text:p>34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joueurs de guitare acoustique dans les techniques de jeu au doigt et le jeu de chansons fol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1" calcext:value-type="float">
            <text:p>34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comment lire et écrire la notation musicale en utilisant des logiciels de parti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2" calcext:value-type="float">
            <text:p>34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divers instruments de percussion et les techniques rythm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3" calcext:value-type="float">
            <text:p>34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chanteurs d'opéra sur les techniques vocales, le phrasé et le répertoire lyr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4" calcext:value-type="float">
            <text:p>34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instruments à vent en laiton comme le trombone, le cor français ou le tuba aux joueurs aspi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art d'arranger la musique pour différents instruments et ensem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6" calcext:value-type="float">
            <text:p>34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jouer de l'accordéon, la technique des soufflets et la musique fol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joueurs de violon folk sur les techniques de jeu traditionnelles et les sty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8" calcext:value-type="float">
            <text:p>34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chorales gospel sur les techniques vocales, les negro spirituals et la performance de musique gosp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utilisation des logiciels musicaux, MIDI et les outils audio numér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0" calcext:value-type="float">
            <text:p>34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u basson, la fabrication des anches et le répertoire clas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1" calcext:value-type="float">
            <text:p>34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la musique pour faciliter la guérison et promouvoir le bien-être émotionnel chez les individ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2" calcext:value-type="float">
            <text:p>34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groupes de bluegrass sur les techniques de jeu, les harmonies et la dynamique d'ensem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3" calcext:value-type="float">
            <text:p>34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pour chanter des harmonies dans différents styles, du folk au po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4" calcext:value-type="float">
            <text:p>34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e la cornemuse, y compris l'inflation du sac et les airs tradit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5" calcext:value-type="float">
            <text:p>34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musique classique indienne, les ragas et les ryth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6" calcext:value-type="float">
            <text:p>34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pour aider les individus à comprendre et apprécier différents genres musi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7" calcext:value-type="float">
            <text:p>34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pour jouer des tambours d'acier des Caraïbes et des rythmes de calyps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ensembles vocaux dans les arrangements chorals, le mélange vocal et la dynam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79" calcext:value-type="float">
            <text:p>34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u sifflet irlandais et des airs traditionnels irland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0" calcext:value-type="float">
            <text:p>34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omposition de musique de film, la synchronisation et l'é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1" calcext:value-type="float">
            <text:p>34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trombonistes sur les techniques de glissando, le jeu des cuivres et le ré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2" calcext:value-type="float">
            <text:p>34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percussionnistes les rythmes latins et les instruments comme les congas et les bon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groupes de musique country sur les techniques de jeu, les harmonies vocales et la présence sur scè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4" calcext:value-type="float">
            <text:p>34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jouer du tabla, un instrument de percussion traditionnel ind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5" calcext:value-type="float">
            <text:p>34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arrangement de musique chorale pour différentes tessitures vocales et harmon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6" calcext:value-type="float">
            <text:p>34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pour jouer du cor baryton, les techniques des cuivres et le réperto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7" calcext:value-type="float">
            <text:p>34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des ensembles de jazz dans l'improvisation, les arrangements et les rythmes sw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8" calcext:value-type="float">
            <text:p>34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séminaires sur l'histoire de la musique, les compositeurs et les époques musi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principes du design graphique, les outils et la création de contenu visu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langages de programmation comme Python, JavaScript et HTML/CSS aux développeur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1" calcext:value-type="float">
            <text:p>34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e montage vidéo à l'aide de logiciels comme Adobe Premiere ou Final Cut P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réation d'applications mobiles pour les plates-formes Android ou i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3" calcext:value-type="float">
            <text:p>34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logiciels de modélisation 3D tels que Blender ou Autodesk May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4" calcext:value-type="float">
            <text:p>34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analyse de données, l'apprentissage automatique et la visualisation de données à l'aide d'outils comme Python et 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5" calcext:value-type="float">
            <text:p>34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réation de sites web en utilisant des technologies frontales et arr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6" calcext:value-type="float">
            <text:p>34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principes de conception d'interface utilisateur et d'expérience utilisateur ainsi que les outils logici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7" calcext:value-type="float">
            <text:p>34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stratégies de marketing numérique, le référencement, les médias sociaux et l'analy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8" calcext:value-type="float">
            <text:p>34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a conception et le développement de jeux en utilisant des moteurs comme Unity ou Unreal Eng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499" calcext:value-type="float">
            <text:p>34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es pratiques de cybersécurité, le hacking éthique et la défense rés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logiciels d'animation tels qu'Adobe Animate ou Toon Boom Harmon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1" calcext:value-type="float">
            <text:p>35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plateformes cloud comme AWS, Azure et Google Cloud pour l'hébergement d'appl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2" calcext:value-type="float">
            <text:p>35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onception de bases de données, les requêtes SQL et l'administration de bases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3" calcext:value-type="float">
            <text:p>35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 développement RV en utilisant des plateformes comme Oculus ou HTC V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illustration numérique en utilisant des logiciels comme Adobe Illustrator ou Procre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5" calcext:value-type="float">
            <text:p>35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réation d'appareils et d'applications IoT en utilisant des capteurs et des microcontrôl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6" calcext:value-type="float">
            <text:p>35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ologies frontales comme HTML, CSS et JavaScript pour la conception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7" calcext:value-type="float">
            <text:p>35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concepts de conception de jeux, les mécaniques et la prototyp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8" calcext:value-type="float">
            <text:p>35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onfiguration et la gestion de réseaux informa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09" calcext:value-type="float">
            <text:p>35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 développement de RA en utilisant des outils comme ARKit ou AR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0" calcext:value-type="float">
            <text:p>35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techniques de photographie, l'édition et le post-trait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1" calcext:value-type="float">
            <text:p>35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réation de boutiques en ligne en utilisant des plates-formes comme Shopify ou WooCommer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2" calcext:value-type="float">
            <text:p>35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d'analyse de données, de visualisation et d'interprétation à l'aide d'outils comme Tabl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3" calcext:value-type="float">
            <text:p>35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technologies d'impression 3D, la conception et le prototyp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4" calcext:value-type="float">
            <text:p>35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technologie blockchain et la création d'applications décentralis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5" calcext:value-type="float">
            <text:p>35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édition audio, le mixage et la production en utilisant des logiciels comme Ableton ou Pro Too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6" calcext:value-type="float">
            <text:p>35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utilisation des plateformes de médias sociaux à des fins de marketing et d'engag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7" calcext:value-type="float">
            <text:p>35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e test d'applications logicielles pour la qualité et la fonctionnal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a conception de graphiques animés et l'animation en utilisant des logiciels comme Adobe After Effec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19" calcext:value-type="float">
            <text:p>35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automatisation des tâches répétitives à l'aide de logiciels RP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0" calcext:value-type="float">
            <text:p>35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méthodologie DevOps, l'intégration continue et le déploi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1" calcext:value-type="float">
            <text:p>35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méthodologies pour mener des recherches utilisateur et des tests d'utilisabil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2" calcext:value-type="float">
            <text:p>35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techniques de vision par ordinateur en utilisant des bibliothèques comme OpenCV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3" calcext:value-type="float">
            <text:p>35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'optimisation des applications mobiles pour une meilleure visibilité et des télécharg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4" calcext:value-type="float">
            <text:p>35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principes de conception d'interaction pour les expériences de réalité augmentée et virtu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5" calcext:value-type="float">
            <text:p>35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gestion de projets logiciels, les méthodologies agiles et les outi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6" calcext:value-type="float">
            <text:p>35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'utilisation de cadres de tests automatisés pour l'assurance qualité logici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7" calcext:value-type="float">
            <text:p>35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outils et techniques de prototypage pour la conception d'expérience utilisateur et d'interf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8" calcext:value-type="float">
            <text:p>35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utilisation d'outils BI tels que Power BI ou Tableau pour la visualisation des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29" calcext:value-type="float">
            <text:p>35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onception de niveaux de jeu engageants et équilib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0" calcext:value-type="float">
            <text:p>35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techniques pour mener des tests d'utilisabilité sur les applications mob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1" calcext:value-type="float">
            <text:p>35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créer des expériences web accessibles aux utilisateurs handicap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sécurisation des appareils et réseaux de l'Internet des obj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ncepts, les algorithmes et les applications de l'intelligence artificielle et de l'apprentissage automa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4" calcext:value-type="float">
            <text:p>35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e déploiement d'applications logicielles dans différents environn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5" calcext:value-type="float">
            <text:p>35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réation et le déploiement de chatbots pour les interactions avec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 développement web front-end à l'aide de frameworks comme React ou V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7" calcext:value-type="float">
            <text:p>35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développeurs de jeux sur les méthodes de monétisation, les achats in-app et les publicit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8" calcext:value-type="float">
            <text:p>35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logiciels de conception assistée par ordinateur (CAO) tels qu'AutoCAD ou SolidWork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39" calcext:value-type="float">
            <text:p>35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les pratiques de sécurité des réseaux, les pare-feux et la détection d'intru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0" calcext:value-type="float">
            <text:p>35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réation de sites web en utilisant le système de gestion de contenu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méthodologies agiles telles que Scrum, Kanban et la planification des spr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2" calcext:value-type="float">
            <text:p>35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a programmation pour les systèmes embarqués en utilisant des langages comme C et C+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3" calcext:value-type="float">
            <text:p>35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e diagnostic et la résolution des problèmes de connectivité rés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4" calcext:value-type="float">
            <text:p>35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mise en œuvre de logiciels de planification des ressources de l'entreprise (ERP)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techniques d'optimisation des requêtes de base de données pour de meilleures performa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réation d'une documentation logicielle claire et complè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7" calcext:value-type="float">
            <text:p>35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comment déployer et intégrer des modèles d'apprentissage automatique dans des applications ré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cours sur la gestion de projets en utilisant des méthodologies et des outils ag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49" calcext:value-type="float">
            <text:p>35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gestion et la maintenance de l'infrastructure informatique et des systè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optimisation des performances des sites web en termes de vitesse et d'efficac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1" calcext:value-type="float">
            <text:p>35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'administration des serveurs Linux, les outils de ligne de commande et les scripts shel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2" calcext:value-type="float">
            <text:p>35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mise en œuvre de logiciels de gestion de la relation client (CRM)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3" calcext:value-type="float">
            <text:p>35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onception et la construction d'API pour les applications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4" calcext:value-type="float">
            <text:p>35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ncepts d'entreposage de données, les processus ETL et l'intégration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'utilisation des systèmes de contrôle de version comme Git pour la collab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6" calcext:value-type="float">
            <text:p>35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onteneurisation en utilisant Docker et l'orchestration de conten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7" calcext:value-type="float">
            <text:p>35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comment personnaliser et configurer les logiciels CRM pour répondre aux besoins commerciaux spécif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8" calcext:value-type="float">
            <text:p>35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sécurisation des API, l'authentification et l'autoris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59" calcext:value-type="float">
            <text:p>35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cadres de gestion de services informatiques comme IT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0" calcext:value-type="float">
            <text:p>35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ncepts de virtualisation et l'utilisation de plates-formes comme VMware ou VirtualBo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1" calcext:value-type="float">
            <text:p>35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e test et l'assurance qualité des produits logici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2" calcext:value-type="float">
            <text:p>35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onception et la planification de réseaux informatiques pour l'efficac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3" calcext:value-type="float">
            <text:p>35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stratégies de mise en œuvre de la transformation numérique dans les organis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4" calcext:value-type="float">
            <text:p>35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onception et la construction d'architectures cloud évolu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5" calcext:value-type="float">
            <text:p>35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automatisation des processus commerciaux à l'aide de solutions logici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6" calcext:value-type="float">
            <text:p>35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aux individus à développer des applications pour les appareils de l'Internet des objets (IoT)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7" calcext:value-type="float">
            <text:p>35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compréhension des licences de logiciels et de la conform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8" calcext:value-type="float">
            <text:p>35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analyse et l'obtention d'informations à partir de grands ensembles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adres de gouvernance et les réglementations de conformité pour les environnements informa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0" calcext:value-type="float">
            <text:p>35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planification et l'exécution de stratégies de migration vers le clou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mise en œuvre de cadres de cybersécurité tels que NIST ou ISO 27001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2" calcext:value-type="float">
            <text:p>35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a technologie derrière la blockchain, ses applications et son développ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3" calcext:value-type="float">
            <text:p>35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'utilisation de robots logiciels pour automatiser les tâches répéti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4" calcext:value-type="float">
            <text:p>35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conception d'architectures logicielles évolutives et fi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5" calcext:value-type="float">
            <text:p>35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nsidérations éthiques et les biais potentiels dans l'IA et l'apprentissage automa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6" calcext:value-type="float">
            <text:p>35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'optimisation des performances réseau en termes de vitesse et de stabil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a protection des données personnelles et sensibles dans les environnements numér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8" calcext:value-type="float">
            <text:p>35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comment analyser et tirer des enseignements des données collectées par les appareils Io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79" calcext:value-type="float">
            <text:p>35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e développement d'applications logicielles sécurisées et la prévention des vulnérabilit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0" calcext:value-type="float">
            <text:p>35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'automatisation du déploiement d'applications logici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1" calcext:value-type="float">
            <text:p>35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principes et les applications potentielles de l'informatique quan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2" calcext:value-type="float">
            <text:p>35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dans la planification et la mise en œuvre de stratégies de reprise après sinistre informa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meubles instables, les vis desserrées ou les dommages min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4" calcext:value-type="float">
            <text:p>35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dentifier et résoudre les problèmes courants des appareils ménag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5" calcext:value-type="float">
            <text:p>35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ou remplacer les prises électriques, les interrupteurs défectueux ou le câbl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6" calcext:value-type="float">
            <text:p>35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robinets qui gouttent, les toilettes qui coulent ou les petites fui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7" calcext:value-type="float">
            <text:p>35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boucher et repeindre les petits trous ou fissures dans les m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8" calcext:value-type="float">
            <text:p>35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age, affûtage et réparation d'outils de jardin comme les pelles et les séca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89" calcext:value-type="float">
            <text:p>35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loquets cassés sur les portes, les fenêtres ou les arm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0" calcext:value-type="float">
            <text:p>35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rrer les charnières desserrées sur les portes, les portails ou les arm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1" calcext:value-type="float">
            <text:p>35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marches, les mains courantes ou les balustres lâches sur les escal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2" calcext:value-type="float">
            <text:p>35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etites fuites dans les toits à l'aide de mastic ou de ciment de toi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3" calcext:value-type="float">
            <text:p>35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taire les planches de plancher qui grincent en ajoutant des vis ou de la lubrif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4" calcext:value-type="float">
            <text:p>35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écrans de fenêtre déchirés en les rapiéçant ou en les remplaç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5" calcext:value-type="float">
            <text:p>35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juster les portes d'armoire désalignées pour une fermeture correc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6" calcext:value-type="float">
            <text:p>35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lanches, les panneaux ou les poteaux de clôture cass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7" calcext:value-type="float">
            <text:p>35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lever la rouille et appliquer un revêtement protecteur sur les objets en mé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mplacer les carreaux fissurés ou ébréchés sur les sols ou les m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599" calcext:value-type="float">
            <text:p>35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roblèmes de porte-fenêtre comme l'affaissement ou les écrans endommag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quer un lubrifiant pour faciliter le fonctionnement des glissières de tiro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toucher la peinture décolorée ou écaillée sur les murs ou les meu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2" calcext:value-type="float">
            <text:p>36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les gouttières et réparer les dommages mineurs pour assurer un bon drain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3" calcext:value-type="float">
            <text:p>36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fenêtres bloquées en lubrifiant les rails et les mécanis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4" calcext:value-type="float">
            <text:p>36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roblèmes de sonnette comme les boutons non fonctionnels ou le câbl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5" calcext:value-type="float">
            <text:p>36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serrures collantes en les lubrifiant ou en ajustant le mécanis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6" calcext:value-type="float">
            <text:p>36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gonfler les bosses mineures sur les surfaces en mét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7" calcext:value-type="float">
            <text:p>36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taire les charnières de porte ou d'armoire qui grincent avec de la lubrif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8" calcext:value-type="float">
            <text:p>36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fenêtres qui claquent en resserrant ou en ajustant les ferr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09" calcext:value-type="float">
            <text:p>36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 papier peint écaillé ou lâche en le recollant ou en le rapiéç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0" calcext:value-type="float">
            <text:p>36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tiroirs bloqués en ajustant les glissières ou en retirant les obstac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lever les taches et restaurer la finition des surfaces en bo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lumières vacillantes en vérifiant et en resserrant les ampoules et les connex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3" calcext:value-type="float">
            <text:p>36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étagères de placard affaissées en renforçant ou en ajustant les suppo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4" calcext:value-type="float">
            <text:p>36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ttacher les carreaux lâches sur les sols ou les murs à l'aide d'un adhési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5" calcext:value-type="float">
            <text:p>36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lever la rouille et appliquer un revêtement protecteur sur les composants de la clô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6" calcext:value-type="float">
            <text:p>36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lever les taches d'eau de diverses surfaces comme les plafonds ou les meu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7" calcext:value-type="float">
            <text:p>36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tiroirs collants en ponçant ou en ajustant l'ajust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8" calcext:value-type="float">
            <text:p>36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finir ou restaurer la finition des surfaces d'armoires us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19" calcext:value-type="float">
            <text:p>36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taire les portails grinçants en lubrifiant les charnières et les pièces mob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0" calcext:value-type="float">
            <text:p>36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fissures mineures sur les surfaces en béton comme les trottoirs ou les all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1" calcext:value-type="float">
            <text:p>36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ortes coulissantes bloquées en ajustant les rails et les roule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2" calcext:value-type="float">
            <text:p>36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une pomme de douche qui goutte en nettoyant ou en remplaçant les rond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3" calcext:value-type="float">
            <text:p>36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surfaces en bois rayées à l'aide de marqueurs de retouche ou de mast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serrer les balustrades ou les mains courantes lâches sur les escal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5" calcext:value-type="float">
            <text:p>36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taire les planchers grinçants en appliquant de la poudre de talc ou un lubrifi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6" calcext:value-type="float">
            <text:p>36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 coulis endommagé ou fissuré entre les carre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7" calcext:value-type="float">
            <text:p>36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tabiliser les meubles instables en ajoutant des patins en feutre ou en ajustant les pied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8" calcext:value-type="float">
            <text:p>36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mplacer les lames de stores cassées ou endommag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29" calcext:value-type="float">
            <text:p>36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serrer ou réattacher les poignées de placard lâches ou les bout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0" calcext:value-type="float">
            <text:p>36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lever la rouille des outils et appliquer un revêtement protect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1" calcext:value-type="float">
            <text:p>36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bloquer les fermetures éclair coincées en appliquant un lubrifiant ou une force lég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2" calcext:value-type="float">
            <text:p>36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enlever les taches des tapis et des tap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3" calcext:value-type="float">
            <text:p>36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taurer la couleur et la finition des meubles d'extérieur décolo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4" calcext:value-type="float">
            <text:p>36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et lisser les fissures dans les murs à l'aide d'un composé de jointoi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5" calcext:value-type="float">
            <text:p>36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télécommandes défectueuses en nettoyant les contacts ou en remplaçant les pi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6" calcext:value-type="float">
            <text:p>36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ffûter les couteaux émoussés pour améliorer les performances de c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divers problèmes dans la maison, des portes aux robin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8" calcext:value-type="float">
            <text:p>36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dentifier et réparer les problèmes courants des appareils électroménag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39" calcext:value-type="float">
            <text:p>36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roblèmes électriques mineurs comme les prises de courant ou les interrup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petits problèmes de plomberie comme les fuites et les obstru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1" calcext:value-type="float">
            <text:p>36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'occuper d'une gamme de réparations et d'améliorations sim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et restaurer des meu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3" calcext:value-type="float">
            <text:p>36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des problèmes comme les charnières, les serrures et les vi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4" calcext:value-type="float">
            <text:p>36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des vérifications et des réparations de routine autour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5" calcext:value-type="float">
            <text:p>36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et affûter des outils de jardin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divers objets cassés autour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7" calcext:value-type="float">
            <text:p>36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fissures, les trous et les imperf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8" calcext:value-type="float">
            <text:p>36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des tâches comme réparer des chaises et des étagè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49" calcext:value-type="float">
            <text:p>36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des objets mécaniques comme les serrures et les charniè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0" calcext:value-type="float">
            <text:p>36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des problèmes comme les gouttes et les fuites mine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1" calcext:value-type="float">
            <text:p>36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'assurer que tout fonctionne correct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2" calcext:value-type="float">
            <text:p>36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des améliorations de base autour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3" calcext:value-type="float">
            <text:p>36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divers besoins de réparation sim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4" calcext:value-type="float">
            <text:p>36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'assurer que les appareils fonctionnent correct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5" calcext:value-type="float">
            <text:p>36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les problèmes courants dans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6" calcext:value-type="float">
            <text:p>36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aintenir la maison en bon ét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7" calcext:value-type="float">
            <text:p>36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problèmes courants de tous les jo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8" calcext:value-type="float">
            <text:p>36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les problèmes courants dans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59" calcext:value-type="float">
            <text:p>36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olutions rapides aux problè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0" calcext:value-type="float">
            <text:p>36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soin de diverses réparations et corr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1" calcext:value-type="float">
            <text:p>36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divers articles autour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2" calcext:value-type="float">
            <text:p>36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des tâches pour maintenir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3" calcext:value-type="float">
            <text:p>36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aintenir la maison en bon ét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4" calcext:value-type="float">
            <text:p>36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'occuper de besoins de réparation de base et de corr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problèmes courants à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6" calcext:value-type="float">
            <text:p>36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les problèmes qui surviennent à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7" calcext:value-type="float">
            <text:p>36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besoins de réparation cou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8" calcext:value-type="float">
            <text:p>36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les problèmes de base qui surviennent dans les mén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69" calcext:value-type="float">
            <text:p>36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'occuper des réparations faisant partie de la vie quotidien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0" calcext:value-type="float">
            <text:p>36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soin de diverses réparations et de l'entret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1" calcext:value-type="float">
            <text:p>36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divers articles dans la maison qui nécessitent des répar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2" calcext:value-type="float">
            <text:p>36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problèmes courants autour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3" calcext:value-type="float">
            <text:p>36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les problèmes qui surviennent à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4" calcext:value-type="float">
            <text:p>36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besoins de réparation cou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5" calcext:value-type="float">
            <text:p>36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problèmes de base qui surviennent dans les mén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6" calcext:value-type="float">
            <text:p>36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les réparations qui font partie de la vie quotidien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7" calcext:value-type="float">
            <text:p>36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soin de diverses réparations et tâches d'entret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8" calcext:value-type="float">
            <text:p>36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réparations simples autour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79" calcext:value-type="float">
            <text:p>36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olutions rapides aux problèmes cou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0" calcext:value-type="float">
            <text:p>36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et entretenir différentes parties de la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1" calcext:value-type="float">
            <text:p>36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réparations mineures qui survienn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2" calcext:value-type="float">
            <text:p>36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des problèmes et des défis bas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3" calcext:value-type="float">
            <text:p>36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les réparations et l'entretien contin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4" calcext:value-type="float">
            <text:p>36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iter divers articles dans la maison qui ont besoin de répar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5" calcext:value-type="float">
            <text:p>36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au nettoyage des espaces communs et des r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6" calcext:value-type="float">
            <text:p>36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éunir pour un repas en plein air partagé dans un parc loc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7" calcext:value-type="float">
            <text:p>36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fiter de films sous les étoiles avec les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8" calcext:value-type="float">
            <text:p>36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courir les produits frais et l'artisanat sur un marché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89" calcext:value-type="float">
            <text:p>36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ermer une rue pour un événement festif à l'échelle du pâté de mai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0" calcext:value-type="float">
            <text:p>36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ler ensemble pour cultiver des fleurs, des légumes et des herb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1" calcext:value-type="float">
            <text:p>36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corer les maisons pour les vacances festives comme Halloween et Noë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2" calcext:value-type="float">
            <text:p>36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ventes pour désencombrer et partager des objets avec les aut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3" calcext:value-type="float">
            <text:p>36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ettre en valeur l'art local et la créativité dans les espaces public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matchs sportifs amicaux et des soirées de j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5" calcext:value-type="float">
            <text:p>36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histoires, des expériences et des souvenirs avec les ré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6" calcext:value-type="float">
            <text:p>36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Visites guidées mettant en avant l'importance historique de la rég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7" calcext:value-type="float">
            <text:p>36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éunir pour des discussions et des interactions informelles en plein a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8" calcext:value-type="float">
            <text:p>36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des recettes et des astuces culinaires avec les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699" calcext:value-type="float">
            <text:p>36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ateliers sur des sujets d'intérêt pour les ré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assembler pour discuter des affaires et des idées communau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1" calcext:value-type="float">
            <text:p>37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er sur des espaces où les voisins peuvent se rassembler et interag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2" calcext:value-type="float">
            <text:p>37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arquer les saisons avec des festivals, des défilés et des évén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3" calcext:value-type="float">
            <text:p>37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projets pour améliorer l'esthétique du quart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4" calcext:value-type="float">
            <text:p>37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événements pour se connecter avec les voisins et les professionnels loc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5" calcext:value-type="float">
            <text:p>37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poser et travailler sur des projets pour améliorer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6" calcext:value-type="float">
            <text:p>37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tenir et collecter des fonds pour des œuvres de bienfaisance et des cause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7" calcext:value-type="float">
            <text:p>37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événements adaptés à tous les âges, tels que des pique-niques et des j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8" calcext:value-type="float">
            <text:p>37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connaître et célébrer les cultures diverses au sein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09" calcext:value-type="float">
            <text:p>37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exercices de groupe, des promenades et des activités liées à la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0" calcext:value-type="float">
            <text:p>37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er des groupes axés sur des intérêts et des besoins communautaires spécif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1" calcext:value-type="float">
            <text:p>37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fiter de performances musicales en direct dans les parcs locaux ou les espaces ouv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2" calcext:value-type="float">
            <text:p>37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ler ensemble sur des projets bénéfiques pour l'ensemble du quart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3" calcext:value-type="float">
            <text:p>37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uvoir et soutenir les entreprises au sein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4" calcext:value-type="float">
            <text:p>37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rassemblements sociaux et des mixers pour les résid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5" calcext:value-type="float">
            <text:p>37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ateliers et des conférences sur des sujets éducatif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6" calcext:value-type="float">
            <text:p>37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éunir pour nettoyer et entretenir les espaces commu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7" calcext:value-type="float">
            <text:p>37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tenir les artisans et les artisans locaux en participant à des march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8" calcext:value-type="float">
            <text:p>37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ccueillir les nouveaux résidents avec des présentations et des rassembl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19" calcext:value-type="float">
            <text:p>37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uvoir le bien-être par le biais de défis et d'activités liés à la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0" calcext:value-type="float">
            <text:p>37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mises à jour et des nouvelles via des bulletins d'information régul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1" calcext:value-type="float">
            <text:p>37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des traditions et des pratiques culturelles avec les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2" calcext:value-type="float">
            <text:p>37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'associer avec des communautés voisines pour des événements et des efforts commu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tenir les artistes et artisans locaux en achetant leurs œuv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4" calcext:value-type="float">
            <text:p>37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uvoir le recyclage, la conservation et les pratiques écolog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5" calcext:value-type="float">
            <text:p>37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connecter avec les voisins pour des réseaux personnels et profess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6" calcext:value-type="float">
            <text:p>37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repas-partage où les voisins partagent des plats faits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7" calcext:value-type="float">
            <text:p>37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événement mettant en vedette diverses cuisines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8" calcext:value-type="float">
            <text:p>37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ateliers aux résidents pour apprendre de nouvelles compétences culin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29" calcext:value-type="float">
            <text:p>37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assembler pour une fête barbecue avec de la nourriture grillée et des divertiss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0" calcext:value-type="float">
            <text:p>37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dîners avec des ingrédients provenant de source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1" calcext:value-type="float">
            <text:p>37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des produits excédentaires cultivés à la maison et des produits faits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2" calcext:value-type="float">
            <text:p>37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e vente de pâtisseries pour soutenir des causes ou des initiatives loc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3" calcext:value-type="float">
            <text:p>37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concours culinaires amicaux entre les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4" calcext:value-type="float">
            <text:p>37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ensemble des repas en plein air dans un parc ou un espace commu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5" calcext:value-type="float">
            <text:p>37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recettes préférées et des astuces de cuisine entre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Visites guidées explorant les restaurants et les lieux de restauration à proxim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7" calcext:value-type="float">
            <text:p>37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élébrer la saison des récoltes locales avec de la nourriture, de la musique et des j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8" calcext:value-type="float">
            <text:p>37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démonstrations de cuisine pour enseigner des techniques culinaires spécif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39" calcext:value-type="float">
            <text:p>37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repas en utilisant les produits d'un jardin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0" calcext:value-type="float">
            <text:p>37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guster des plats de différentes cultures lors d'un repas-part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1" calcext:value-type="float">
            <text:p>37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éunir dans des cafés locaux pour prendre un café et discu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2" calcext:value-type="float">
            <text:p>37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er des clubs où les voisins cuisinent et discutent des recettes d'un livre de cuisine chois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3" calcext:value-type="float">
            <text:p>37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éunir pour un brunch communautaire en fin de sema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4" calcext:value-type="float">
            <text:p>37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histoires et des souvenirs liés à la nourriture entre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5" calcext:value-type="float">
            <text:p>37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barbecue avec une variété de plats à base de pommes de ter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et partager différentes soupes lors d'une réunion hivern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7" calcext:value-type="float">
            <text:p>37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r des dons alimentaires pour des œuvres de bienfaisance locales et des banques alimen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8" calcext:value-type="float">
            <text:p>37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événement avec de la crème glacée et des garnitures pour to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49" calcext:value-type="float">
            <text:p>37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sur la préservation des aliments, la fermentation, et plus en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éunir régulièrement pour prendre le petit déjeuner et discuter le mat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1" calcext:value-type="float">
            <text:p>37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ou prêter des ustensiles et équipements de cuisine entre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plats en utilisant des ingrédients provenant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3" calcext:value-type="float">
            <text:p>37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défis de pâtisserie pour le plaisir et la reconnaiss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des repas préparés à l'avance avec les voisins pour plus de commod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5" calcext:value-type="float">
            <text:p>37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biner des performances musicales locales avec un festival alimen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6" calcext:value-type="float">
            <text:p>37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orter des plats à partager lors d'un pique-nique communaut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7" calcext:value-type="float">
            <text:p>37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er une station de fabrication de pizzas pour que les voisins personnalisent leurs pizz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8" calcext:value-type="float">
            <text:p>37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er un club pour explorer de nouvelles recettes et techniques de cuisine ensem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59" calcext:value-type="float">
            <text:p>37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guster du vin, du fromage et discuter dans un cadre détend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rassembler pour un dîner communautaire avec des plats partag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1" calcext:value-type="float">
            <text:p>37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colter ensemble des légumes et des herbes pour préparer un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2" calcext:value-type="float">
            <text:p>37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binaison des favoris du barbecue lors d'un rassemblement de style auberge espagn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des plats faits maison entre voisins pour plus de varié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plorer les restaurants locaux pour goûter différentes cuis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5" calcext:value-type="float">
            <text:p>37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er des stands alimentaires pour que les voisins puissent goûter des plats diversif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6" calcext:value-type="float">
            <text:p>37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montrer des recettes et offrir des échantillons aux vois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7" calcext:value-type="float">
            <text:p>37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éléments de petit-déjeuner lors d'un rassemblement matin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8" calcext:value-type="float">
            <text:p>37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rendre les méthodes de mise en conserve, de marinage et de préservation des ali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69" calcext:value-type="float">
            <text:p>37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rvir et partager une variété de plats de style ta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cours pour apprendre de nouvelles compétences et techniques culin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hanger les excédents de légumes du jardin, les confitures maison, et plus en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2" calcext:value-type="float">
            <text:p>37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hoisir un thème de cuisine pour un repas-partage ou un événement de cuis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3" calcext:value-type="float">
            <text:p>37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mpliquer les familles dans la cuisine ensemble et le partage des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4" calcext:value-type="float">
            <text:p>37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éances d'entraînement physique et des conseils d'exerci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5" calcext:value-type="float">
            <text:p>37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rédaction pour des articles, des blogs et du conten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6" calcext:value-type="float">
            <text:p>37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designs visuels pour des entreprises et des particul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7" calcext:value-type="float">
            <text:p>37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pturer des événements, des portraits et des scènes par la photograph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et coordonner des événements, des fêtes et des rassembl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79" calcext:value-type="float">
            <text:p>37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matières académiques ou des compétences aux étudi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0" calcext:value-type="float">
            <text:p>37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leur développement personnel et profess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1" calcext:value-type="float">
            <text:p>37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nettoyage pour les maisons et les appart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2" calcext:value-type="float">
            <text:p>37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et entretenir des espaces extérieurs et des jard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3" calcext:value-type="float">
            <text:p>37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voir et développer des sites web pour des entreprises et d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4" calcext:value-type="float">
            <text:p>37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des repas personnalisés pour les individus et les fami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5" calcext:value-type="float">
            <text:p>37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les comptes de médias sociaux pour les entreprises et les influenc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6" calcext:value-type="float">
            <text:p>37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soin des animaux en l'absence de leurs proprié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peinture intérieure et extérie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entreprises à distance avec des tâches administra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89" calcext:value-type="float">
            <text:p>37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duire du contenu écrit ou parlé entre les lang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0" calcext:value-type="float">
            <text:p>37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espaces intérieurs fonctionnels et esthétiques pour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1" calcext:value-type="float">
            <text:p>37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coupe, de coiffure et de toilettage capill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2" calcext:value-type="float">
            <text:p>37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cours de fitness en groupe ou des séances d'entraînement personn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3" calcext:value-type="float">
            <text:p>37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restauration pour les événements et les fê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4" calcext:value-type="float">
            <text:p>37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compétences musicales et des instruments aux étudi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5" calcext:value-type="float">
            <text:p>37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réparation, d'entretien et de petite constr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6" calcext:value-type="float">
            <text:p>37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diététiques et des plans de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7" calcext:value-type="float">
            <text:p>37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maquillage pour des occasions spéciales et des évén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8" calcext:value-type="float">
            <text:p>37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faire du shopping pour des vêtements et des access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cours de yoga pour la détente et la forme phy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désencombrer et à organiser leurs espaces de v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urs d'art axés sur le dessin de la figure huma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2" calcext:value-type="float">
            <text:p>38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CV professionnels et des lettres de motivation pour les demandeurs d'emplo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éances de massage pour la détente et le bien-ê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4" calcext:value-type="float">
            <text:p>38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les maisons à la vente en disposant les meubles et la déc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5" calcext:value-type="float">
            <text:p>38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re et vendre des gâteaux, des pâtisseries et des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6" calcext:value-type="float">
            <text:p>38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u coaching et des conseils via des plateformes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7" calcext:value-type="float">
            <text:p>38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techniques artistiques et des compétences à des artiste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8" calcext:value-type="float">
            <text:p>38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et des orientations aux personnes cherchant à acheter ou vendre une proprié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détailler des voitures chez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0" calcext:value-type="float">
            <text:p>38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e jardinage et l'entretien des pl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1" calcext:value-type="float">
            <text:p>38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choisir des tenues et des access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2" calcext:value-type="float">
            <text:p>38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améliorer les compétences en écri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traînement et modification du comportement pour les chiens et leurs proprié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4" calcext:value-type="float">
            <text:p>38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séances d'entraînement de haute intensité en gr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5" calcext:value-type="float">
            <text:p>38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difier et optimiser les CV existants pour les demandeurs d'emplo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6" calcext:value-type="float">
            <text:p>38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sur l'amélioration de l'habitat et les rénov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sur les compétences pratiques et le développement pers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8" calcext:value-type="float">
            <text:p>38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sur des sujets liés à la santé et au bien-ê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techniques et des compétences en photographie aux ama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0" calcext:value-type="float">
            <text:p>38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financiers et des services de planif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nettoyage et de rangement réguliers pour les ména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2" calcext:value-type="float">
            <text:p>38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créer des espaces de travail à domicile fonctionnels et organis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3" calcext:value-type="float">
            <text:p>38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des compétences culinaires et des techniques à des chefs en he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4" calcext:value-type="float">
            <text:p>38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pour améliorer leurs compétences en prise de parole en publ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5" calcext:value-type="float">
            <text:p>38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compétences en langue étrangère aux appren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et vendre des bijoux uniques faits à la ma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7" calcext:value-type="float">
            <text:p>38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upes de cheveux et des services de coiffure chez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liser des évaluations pour améliorer l'efficacité énergétique dans les mai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29" calcext:value-type="float">
            <text:p>38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u coaching en fitness à distance et des plans d'entraî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0" calcext:value-type="float">
            <text:p>38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réparation pour la plomberie, l'électricité et d'autres systèmes domes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1" calcext:value-type="float">
            <text:p>38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illustrations personnalisées pour des clients et des proj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2" calcext:value-type="float">
            <text:p>38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des activités de plein air comme la randonnée, le camping et le kay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3" calcext:value-type="float">
            <text:p>38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avec diverses tâches et commis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4" calcext:value-type="float">
            <text:p>38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toilettage pour les animaux, y compris le bain et la c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5" calcext:value-type="float">
            <text:p>38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er les appareils ménagers tels que les réfrigérateurs et les machines à lav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6" calcext:value-type="float">
            <text:p>38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désencombrer et à organiser leurs espaces de vie et de trava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7" calcext:value-type="float">
            <text:p>38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vêtements et des designs de mode sur mes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urs particuliers de langue pour les apprenants de tous âg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taurer et préserver les œuvres d'art et les objets ancie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0" calcext:value-type="float">
            <text:p>38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des commissions pour des individus et des familles occup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1" calcext:value-type="float">
            <text:p>38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notaire chez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2" calcext:value-type="float">
            <text:p>38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figurer des dispositifs et systèmes technologiques domestiques intellig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3" calcext:value-type="float">
            <text:p>38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visites guidées des attractions locales et des sites histor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4" calcext:value-type="float">
            <text:p>38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et décorer des gâteaux sur mesure pour des occasions spé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5" calcext:value-type="float">
            <text:p>38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sélectionner et à acheter des artic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6" calcext:value-type="float">
            <text:p>38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 chant et les techniques vocales aux étudi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7" calcext:value-type="float">
            <text:p>38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rénovation et de remodélisation pour les mai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8" calcext:value-type="float">
            <text:p>38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une expertise et des conseils dans des industries locales spécif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49" calcext:value-type="float">
            <text:p>38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massothérapie chez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0" calcext:value-type="float">
            <text:p>38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pturer des photographies de haute qualité d'animaux de compagn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et prendre soin des personnes âgées chez 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2" calcext:value-type="float">
            <text:p>38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ifier et coordonner des mariages et des événements assoc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3" calcext:value-type="float">
            <text:p>38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voir et créer des cadeaux personnalisés pour des occasions spé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4" calcext:value-type="float">
            <text:p>38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et des solutions en matière de sécurité à domici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orientations nutritionnelles personnalisées et des plans de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6" calcext:value-type="float">
            <text:p>38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entreprises locales avec le marketing et la pro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7" calcext:value-type="float">
            <text:p>38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combinés de nettoyage et d'organisation pour les mais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8" calcext:value-type="float">
            <text:p>38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oiletter les animaux de compagnie chez les clients à domicile ou à d'autres endro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individus sur la gestion des finances personnelles et l'établissement de budg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œuvres d'art commissionnées en fonction des préférences d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1" calcext:value-type="float">
            <text:p>38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ivrer des repas de restaurants locaux aux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2" calcext:value-type="float">
            <text:p>38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 entraînement fitness adapté aux besoins des personnes âg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3" calcext:value-type="float">
            <text:p>38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'altération et de retouche de vêt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4" calcext:value-type="float">
            <text:p>38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corer et styliser les maisons pour améliorer leur attrait esthé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5" calcext:value-type="float">
            <text:p>38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détailler des véhicules chez les clients à domici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r les techniques artistiques et compétences aux individus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7" calcext:value-type="float">
            <text:p>38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conseils et des solutions pour des pratiques dur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performances de musique live pour des événements et des occa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69" calcext:value-type="float">
            <text:p>38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nettoyage en profondeur et d'entretien pour les maisons et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pour réduire la consommation d'énergie et les coû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1" calcext:value-type="float">
            <text:p>38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créer leur style personnel et leur garde-ro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2" calcext:value-type="float">
            <text:p>38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photographie pour des événements et des portra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3" calcext:value-type="float">
            <text:p>38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pièces de mobilier uniques et personnalis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cours de fitness en groupe dans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5" calcext:value-type="float">
            <text:p>38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comptabilité et de fiscalité aux entreprises et aux particul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massage thérapeutique pour la détente et le soulagement de la doul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nutritionnels d'expert et des plans de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8" calcext:value-type="float">
            <text:p>38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planification financière complète et des conseils en investiss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pturer des photographies de haute qualité pour diverses occa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counseling et de thérapie pour la santé ment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1" calcext:value-type="float">
            <text:p>38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acheter, vendre et louer des biens immobil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2" calcext:value-type="float">
            <text:p>38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clients dans leur entraînement fitness et leur amélioration de la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3" calcext:value-type="float">
            <text:p>38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ifier et coordonner des mariages et des événements assoc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4" calcext:value-type="float">
            <text:p>38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soutien aux individus et aux fami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5" calcext:value-type="float">
            <text:p>38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leur développement personnel et profess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6" calcext:value-type="float">
            <text:p>38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retrouver et à développer des compétences pour la vie quotidien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7" calcext:value-type="float">
            <text:p>38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sites web visuellement attrayants et fonctionn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améliorer leurs compétences en communication et en par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riger des cours de fitness et promouvoir le bien-être phys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0" calcext:value-type="float">
            <text:p>38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soutien aux couples et aux fami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1" calcext:value-type="float">
            <text:p>38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et coordonner des événements, des conférences et des rassembl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oins chiropratiques pour les problèmes musculo-squelet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3" calcext:value-type="float">
            <text:p>38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l'exploration et le développement de leur carr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4" calcext:value-type="float">
            <text:p>38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counseling pour les problèmes de santé ment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5" calcext:value-type="float">
            <text:p>38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u contenu écrit persuasif et engageant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6" calcext:value-type="float">
            <text:p>38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des repas personnalisés pour les individus et les fami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7" calcext:value-type="float">
            <text:p>38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traitements d'acupuncture pour diverses conditions de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8" calcext:value-type="float">
            <text:p>38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designs visuels pour l'identité de marque, le marketing, et plus enco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899" calcext:value-type="float">
            <text:p>38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désencombrer, organiser et simplifier leur v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soutien pour le bien-être mental et émot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1" calcext:value-type="float">
            <text:p>39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services de maquillage pour des événements, des mariages et des séances phot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2" calcext:value-type="float">
            <text:p>39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créer leur style personnel et leur garde-ro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3" calcext:value-type="float">
            <text:p>39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nutritionnels spécialisés et des thérap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4" calcext:value-type="float">
            <text:p>39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iter et produire du contenu vidéo à des fins diver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entrepreneurs et les chefs d'entreprise dans la croissance et les stratég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6" calcext:value-type="float">
            <text:p>39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améliorer leurs compétences en communication et en par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7" calcext:value-type="float">
            <text:p>39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entreprises à construire et à améliorer leur identité de mar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8" calcext:value-type="float">
            <text:p>39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analyse financière approfondie et des recommandations en matière d'investiss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09" calcext:value-type="float">
            <text:p>39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massage thérapeutique pour la détente et le soulagement de la doul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0" calcext:value-type="float">
            <text:p>39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espaces intérieurs fonctionnels et esthétiques pour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1" calcext:value-type="float">
            <text:p>39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soutien aux individus et aux fami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2" calcext:value-type="float">
            <text:p>39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er les professionnels et les cadres dans le leadership et le développ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3" calcext:value-type="float">
            <text:p>39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soutien aux couples et aux fami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4" calcext:value-type="float">
            <text:p>39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CV et des lettres de motivation efficaces pour les demandeurs d'emplo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5" calcext:value-type="float">
            <text:p>39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e thérapie et un soutien pour le bien-être mental et émot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programmes de formation et de développement pour les compétences en leadershi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7" calcext:value-type="float">
            <text:p>39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et développer la présence sur les médias sociaux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8" calcext:value-type="float">
            <text:p>39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thérapies et des conseils pour les problèmes de santé ment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19" calcext:value-type="float">
            <text:p>39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individus dans la réalisation de leurs objectifs de santé et de bien-ê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0" calcext:value-type="float">
            <text:p>39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en marketing stratégique et des campagnes pour les entrepr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1" calcext:value-type="float">
            <text:p>39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es services de conseil et de thérapie pour la croissance personn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2" calcext:value-type="float">
            <text:p>39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et améliorer l'image publique et les communications pour les cli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3" calcext:value-type="float">
            <text:p>39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llo, time changes everything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¡Hola, el ti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5" calcext:value-type="float">
            <text:p>39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onjour, le temps change tout 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6" calcext:value-type="float">
            <text:p>39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allo, die Zeit verä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7" calcext:value-type="float">
            <text:p>39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iao, il tempo cambia tutt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8" calcext:value-type="float">
            <text:p>39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lá, o tempo muda tu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29" calcext:value-type="float">
            <text:p>39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allo, tijd verand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0" calcext:value-type="float">
            <text:p>39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j, tiden förändrar al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1" calcext:value-type="float">
            <text:p>39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j, tiden æ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2" calcext:value-type="float">
            <text:p>39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i, tiden endrer al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3" calcext:value-type="float">
            <text:p>39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i, aika muuttaa kaike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4" calcext:value-type="float">
            <text:p>39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Привет, время меняет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5" calcext:value-type="float">
            <text:p>39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ześć, czas zmienia wszys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6" calcext:value-type="float">
            <text:p>39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Привіт, час змінює вс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7" calcext:value-type="float">
            <text:p>39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hoj, čas mění všechn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8" calcext:value-type="float">
            <text:p>39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lló, az idő mindent megváltozta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39" calcext:value-type="float">
            <text:p>39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lut, timpul schimbă totul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0" calcext:value-type="float">
            <text:p>39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Χαίρετε, ο χρόνος αλλάζει τα πάντα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1" calcext:value-type="float">
            <text:p>39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Здравейте, времето променя всичко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2" calcext:value-type="float">
            <text:p>39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ok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3" calcext:value-type="float">
            <text:p>39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hoj, čas mení všetk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4" calcext:value-type="float">
            <text:p>39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Zdravo, čas spreminja v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5" calcext:value-type="float">
            <text:p>39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Здраво, време мења све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6" calcext:value-type="float">
            <text:p>39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Zdravo, vrijeme mijenja sv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7" calcext:value-type="float">
            <text:p>39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ërshëndetje, koha ndryshon gjithçk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8" calcext:value-type="float">
            <text:p>39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Здраво, времето го менува сè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49" calcext:value-type="float">
            <text:p>39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ere, aeg muudab kõik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0" calcext:value-type="float">
            <text:p>39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veiki, laiks maina vis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veiki, laikas viską keičia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ongu, iż-żmien jibdil kollox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3" calcext:value-type="float">
            <text:p>39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alló, tíminn breytir öll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4" calcext:value-type="float">
            <text:p>39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a dhuit, athraíonn am gach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5" calcext:value-type="float">
            <text:p>39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àlo, tha an tìde a 'dèanamh atharrachadh air a h-uile rud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6" calcext:value-type="float">
            <text:p>39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elo, mae amser yn newid popeth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Kaixo, denbora dena aldatzen d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8" calcext:value-type="float">
            <text:p>39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la, o tempo cambia tod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59" calcext:value-type="float">
            <text:p>39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ola, el temps ho canv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0" calcext:value-type="float">
            <text:p>39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iu, lo temps cambia to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1" calcext:value-type="float">
            <text:p>39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onghjornu, u tempu cambia tuttu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2" calcext:value-type="float">
            <text:p>39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i, vreamea schimba toat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3" calcext:value-type="float">
            <text:p>39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rüß Gott, de Zeit vageht oi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4" calcext:value-type="float">
            <text:p>39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iau, lu tempu cancia tutti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5" calcext:value-type="float">
            <text:p>39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tra, o samay sikhl sa so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6" calcext:value-type="float">
            <text:p>39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ien, d'Zäit änner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7" calcext:value-type="float">
            <text:p>39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allo, tiid feroa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un dé, al temps cambia tü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69" calcext:value-type="float">
            <text:p>39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lut, li timps çhanje tosse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0" calcext:value-type="float">
            <text:p>39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ullo, time chynges awthin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1" calcext:value-type="float">
            <text:p>39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oi, de tied veraanger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2" calcext:value-type="float">
            <text:p>39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oi, d'Zyt veränderet alles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3" calcext:value-type="float">
            <text:p>39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iao, il timp al cambie dut!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4" calcext:value-type="float">
            <text:p>39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truction d'armoires sur mes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se de briques pour un nouveau m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6" calcext:value-type="float">
            <text:p>39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uler et finir une dalle de bét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7" calcext:value-type="float">
            <text:p>39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nouveaux équipements de salle de ba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8" calcext:value-type="float">
            <text:p>39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âblage d'un nouveau système d'éclair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79" calcext:value-type="float">
            <text:p>39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bardeaux sur un toit résidenti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0" calcext:value-type="float">
            <text:p>39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cation d'une nouvelle couche de peinture dans une piè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1" calcext:value-type="float">
            <text:p>39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se de carreaux pour un dosseret de cuis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2" calcext:value-type="float">
            <text:p>39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se de panneaux de cloison sèche dans une piè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3" calcext:value-type="float">
            <text:p>39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brication d'armoires sur mesure pour une rénovation de cuis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4" calcext:value-type="float">
            <text:p>39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planchers en bois franc dans un sal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5" calcext:value-type="float">
            <text:p>39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une finition lisse sur une allée en bét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truction de la structure d'une nouvelle constr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7" calcext:value-type="float">
            <text:p>39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nouvelles fenêtres et portes dans une rénov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8" calcext:value-type="float">
            <text:p>39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molition de murs pour une rénovation de bâti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89" calcext:value-type="float">
            <text:p>39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'isolation dans un nouveau projet de constr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0" calcext:value-type="float">
            <text:p>39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dage de poutres métalliques pour un support structur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1" calcext:value-type="float">
            <text:p>39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cation de plâtre sur les murs intérieurs pour une finition lis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2" calcext:value-type="float">
            <text:p>39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'échafaudages pour travailler en haut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3" calcext:value-type="float">
            <text:p>39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un chemin en pierre décoratif dans un jard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4" calcext:value-type="float">
            <text:p>39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fermes de toit pour une nouvelle constru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5" calcext:value-type="float">
            <text:p>39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cation de mastic autour des fenêtres et des portes pour l'étanché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6" calcext:value-type="float">
            <text:p>39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et installation d'un nouveau jard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7" calcext:value-type="float">
            <text:p>39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se à niveau du sol et excavation pour une fond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8" calcext:value-type="float">
            <text:p>39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moules pour couler des colonnes en bét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truction de la structure d'un nouveau bâti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'une clôture en bois autour d'une proprié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truction d'un mur de briques décorati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2" calcext:value-type="float">
            <text:p>40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se d'asphalte pour une nouvelle all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3" calcext:value-type="float">
            <text:p>40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dage de tuyaux pour des raccordements de plomber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brication de conduits sur mesure pour les systèmes de CV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5" calcext:value-type="float">
            <text:p>40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ntage des armoires de cuisine en pl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truction d'une terrasse en bois pour les loisirs en plein a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7" calcext:value-type="float">
            <text:p>40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moulures de couronne décoratives dans une piè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8" calcext:value-type="float">
            <text:p>40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cation d'un revêtement époxy sur un sol de gar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09" calcext:value-type="float">
            <text:p>40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fenêtres et de portes en ver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0" calcext:value-type="float">
            <text:p>40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novation d'anciennes armoires pour un aspect rafraîch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1" calcext:value-type="float">
            <text:p>40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tauration de la maçonnerie historique d'un bâti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2" calcext:value-type="float">
            <text:p>40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eusement de tranchées pour les lignes utili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3" calcext:value-type="float">
            <text:p>40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gouttières et de descentes pluviales sur une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4" calcext:value-type="float">
            <text:p>40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ation des fissures d'un trottoir en bét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5" calcext:value-type="float">
            <text:p>40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ation des bardeaux endommagés sur un to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6" calcext:value-type="float">
            <text:p>40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mplacement du verre brisé d'une fenêt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7" calcext:value-type="float">
            <text:p>40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bouchage et lissage des trous dans les cloisons sèc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8" calcext:value-type="float">
            <text:p>40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ation d'un robinet qui fu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19" calcext:value-type="float">
            <text:p>40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ation des prises électriques défectueu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0" calcext:value-type="float">
            <text:p>40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mplacement d'un carreau cassé dans une salle de ba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1" calcext:value-type="float">
            <text:p>40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ation d'une terrasse en bois avec des planches endommag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2" calcext:value-type="float">
            <text:p>40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mplacement de panneaux de revêtement en vinyle endommag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3" calcext:value-type="float">
            <text:p>40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isie à une vitesse rapide et préc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4" calcext:value-type="float">
            <text:p>40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et gestion de fichiers et de dossi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5" calcext:value-type="float">
            <text:p>40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et mise en forme de documents dans Microsoft Word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6" calcext:value-type="float">
            <text:p>40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et utilisation de tableurs Excel pour l'analyse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7" calcext:value-type="float">
            <text:p>40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et présentation de diapositives à l'aide de PowerPo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8" calcext:value-type="float">
            <text:p>40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cherche et navigation sur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29" calcext:value-type="float">
            <text:p>40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dentification et résolution de problèmes informatiques simp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0" calcext:value-type="float">
            <text:p>40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avigation et utilisation des fonctionnalités sous Lin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1" calcext:value-type="float">
            <text:p>40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avigation et utilisation des fonctionnalités sous Window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2" calcext:value-type="float">
            <text:p>40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avigation et utilisation des fonctionnalités sous mac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3" calcext:value-type="float">
            <text:p>40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des appels vidéo ou des discussions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4" calcext:value-type="float">
            <text:p>40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estion et mise à jour de profils de médias soci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5" calcext:value-type="float">
            <text:p>40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riture de code HTML simple pour un site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6" calcext:value-type="float">
            <text:p>40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isie et gestion précises de données dans des bases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7" calcext:value-type="float">
            <text:p>40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 efficace avec des collègues à distance à l'aide d'outils comme Slac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connaissance et évitement des menaces de sécurité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39" calcext:value-type="float">
            <text:p>40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tockage et accès à des fichiers via des plateformes comme Google Dr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0" calcext:value-type="float">
            <text:p>40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graphiques simples à l'aide d'outils comme Canv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1" calcext:value-type="float">
            <text:p>40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des réunions virtuelles avec Zoom ou Microsoft Team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2" calcext:value-type="float">
            <text:p>40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'applications comme Evernote pour organiser des no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3" calcext:value-type="float">
            <text:p>40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isie et interrogation de données dans des bases de données comme Microsoft Acc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4" calcext:value-type="float">
            <text:p>40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e moteurs de recherche pour trouver des informations sur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5" calcext:value-type="float">
            <text:p>40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e formules Excel pour les calcu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6" calcext:value-type="float">
            <text:p>40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cation d'une étiquette appropriée dans les communications professionnelles par e-ma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7" calcext:value-type="float">
            <text:p>40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dification et mise en forme de texte dans un éditeur de tex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8" calcext:value-type="float">
            <text:p>40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et restauration de sauvegardes informa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49" calcext:value-type="float">
            <text:p>40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e raccourcis pour une navigation informatique effica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0" calcext:value-type="float">
            <text:p>40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graphiques simples et de graphiques dans Exc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1" calcext:value-type="float">
            <text:p>40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es tâches et des projets à l'aide d'outils comme Asana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2" calcext:value-type="float">
            <text:p>40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avigation et achats dans des magasins en li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3" calcext:value-type="float">
            <text:p>40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des ateliers virtuels ou à des cours d'apprentiss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dimensionnement et recadrage d'images à l'aide de logiciels comme Pai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5" calcext:value-type="float">
            <text:p>40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ynchronisation des données entre les appareils via iCloud ou Google Sy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'un gestionnaire de mots de passe pour suivre les mots de pas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7" calcext:value-type="float">
            <text:p>40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garder des films ou des émissions sur des plateformes de streaming comme Netfli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8" calcext:value-type="float">
            <text:p>40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ition de fichiers audio à l'aide de logiciels comme Audacit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59" calcext:value-type="float">
            <text:p>40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ploration d'environnements virtuels à l'aide de casques de réalité virtu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0" calcext:value-type="float">
            <text:p>40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ccès et contrôle d'un ordinateur à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1" calcext:value-type="float">
            <text:p>40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Jouer à des jeux avec des amis sur Intern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2" calcext:value-type="float">
            <text:p>40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ntage de vidéos à l'aide de logiciels comme iMovie ou Windows Movi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3" calcext:value-type="float">
            <text:p>40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'outils comme Prezi pour créer des présentations dynam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4" calcext:value-type="float">
            <text:p>40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estion des rendez-vous et des événements à l'aide d'outils de calendrier numér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5" calcext:value-type="float">
            <text:p>40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animations simples à l'aide de logiciels comme Powto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6" calcext:value-type="float">
            <text:p>40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et distribution de sondages à l'aide de plateformes comme SurveyMonke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truction d'un site Web en utilisant PH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8" calcext:value-type="float">
            <text:p>40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estion d'un petit projet à l'aide d'outils comme Trell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69" calcext:value-type="float">
            <text:p>40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des réunions virtuelles via différentes platefor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 et organisation de photos à l'aide de plateformes comme Instagram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1" calcext:value-type="float">
            <text:p>40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ition et retouche de photos pour un site web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2" calcext:value-type="float">
            <text:p>40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e VLOOKUP pour rechercher des données spécifiques dans un tabl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3" calcext:value-type="float">
            <text:p>40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alyse du trafic du site web et du comportement des utilisa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4" calcext:value-type="float">
            <text:p>40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dessins architecturaux détaillés pour un bâti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5" calcext:value-type="float">
            <text:p>40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jout d'animations personnalisées aux diapositives pour une présentation dynam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6" calcext:value-type="float">
            <text:p>40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dification simultanée d'un document par plusieurs collabora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7" calcext:value-type="float">
            <text:p>40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de graphiques vectoriels et de log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8" calcext:value-type="float">
            <text:p>40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lication de styles et de formats cohérents à un long docu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79" calcext:value-type="float">
            <text:p>40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se à jour et gestion du contenu d'un site web avec Word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0" calcext:value-type="float">
            <text:p>40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ntage et assemblage de clips vidéo pour une vidéo promotionn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1" calcext:value-type="float">
            <text:p>40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ification de réunions et de rendez-vo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2" calcext:value-type="float">
            <text:p>40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illustrations vectorielles pour des supports imprim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3" calcext:value-type="float">
            <text:p>40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visualisations interactives à partir d'ensembles de données comple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4" calcext:value-type="float">
            <text:p>40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riture de scripts pour automatiser des tâches d'analyse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5" calcext:value-type="float">
            <text:p>40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sites web réactifs avec un design cohér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e réunions en ligne avec partage d'écran et collab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7" calcext:value-type="float">
            <text:p>40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estion des interactions avec les clients et des pistes de v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8" calcext:value-type="float">
            <text:p>40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de brochures et de magaz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89" calcext:value-type="float">
            <text:p>40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modèles 3D pour des animations ou des j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0" calcext:value-type="float">
            <text:p>40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et interrogation de bases de données pour stocker des inform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ation sur des projets de développement de logiciels et suivi des modific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2" calcext:value-type="float">
            <text:p>40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veloppement d'expériences de réalité virtuelle ou de j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3" calcext:value-type="float">
            <text:p>40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dification et commentaire d'un document partagé en temps ré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4" calcext:value-type="float">
            <text:p>40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figuration d'une boutique en ligne et gestion des produi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5" calcext:value-type="float">
            <text:p>40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lisation d'analyses statistiques et création de visualis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diapositives visuellement attrayantes pour une prés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de modèles 3D pour des projets d'ingénierie mécan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8" calcext:value-type="float">
            <text:p>40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ffusion et interaction avec les spectateurs lors de diffusions en dire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099" calcext:value-type="float">
            <text:p>40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et gestion de tâches et de calendriers pour des proj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daction et modification de code avec mise en évidence de la syntaxe et autocomplé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1" calcext:value-type="float">
            <text:p>41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dition et amélioration des enregistrements audi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ccès et contrôle d'un ordinateur à distance pour fournir un support techn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3" calcext:value-type="float">
            <text:p>41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sondages et analyse des répon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4" calcext:value-type="float">
            <text:p>41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et codage de sites web avec des éditeurs visu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5" calcext:value-type="float">
            <text:p>41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da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6" calcext:value-type="float">
            <text:p>41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rapports et de tableaux de bord à partir de requêtes de base de donn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7" calcext:value-type="float">
            <text:p>41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registrement et diffusion de vidéos à partir de l'écran d'un ordinat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8" calcext:value-type="float">
            <text:p>41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animations pour des dessins animés ou des publicit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09" calcext:value-type="float">
            <text:p>41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d'interfaces utilisateur et de prototypes avec collaboration en temps ré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0" calcext:value-type="float">
            <text:p>41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ture de support client et suivi des tick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1" calcext:value-type="float">
            <text:p>41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daction et modification de code dans un éditeur de texte personnalis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registrement et production de musique ou de podcas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3" calcext:value-type="float">
            <text:p>41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écution de plusieurs systèmes d'exploitation sur un seul ordinat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4" calcext:value-type="float">
            <text:p>41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cription à des cours en ligne et achè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5" calcext:value-type="float">
            <text:p>41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figuration et gestion de sites web sur des services d'héberg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6" calcext:value-type="float">
            <text:p>41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et génération de trajectoires d'outils pour l'usinage CN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7" calcext:value-type="float">
            <text:p>41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effets spéciaux et d'animations pour des vidéo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8" calcext:value-type="float">
            <text:p>41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pture de captures d'écran et enregistrement de vidéos de l'écra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19" calcext:value-type="float">
            <text:p>41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registrement de présentations avec narration voc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0" calcext:value-type="float">
            <text:p>41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munication claire des mises à jour de projet aux membres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oute attentive des perspectives des collègues lors d'une réun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2" calcext:value-type="float">
            <text:p>41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édiation d'un désaccord entre les membres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3" calcext:value-type="float">
            <text:p>41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ation avec d'autres pour mener à bien un projet complex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4" calcext:value-type="float">
            <text:p>41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cherche collective de solutions aux défis imprév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préhension et prise en compte des sentiments des membres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6" calcext:value-type="float">
            <text:p>41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égociation des délais et des ressources du projet avec les parties pren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7" calcext:value-type="float">
            <text:p>41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ttribution des tâches aux membres de l'équipe en fonction de leurs for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8" calcext:value-type="float">
            <text:p>41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llocation efficace du temps pour respecter les délais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29" calcext:value-type="float">
            <text:p>41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justement flexible des plans pour s'adapter aux circonstances change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0" calcext:value-type="float">
            <text:p>41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ccueil des idées et des points de vue divers lors du brainstorm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1" calcext:value-type="float">
            <text:p>41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ture de commentaires constructifs pour améliorer le travail d'un collèg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2" calcext:value-type="float">
            <text:p>41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ception des commentaires des pairs et application aux tâc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3" calcext:value-type="float">
            <text:p>41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ise de décisions stratégiques collectives pour un proj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4" calcext:value-type="float">
            <text:p>41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lution des conflits et recherche de solutions au sein d'une 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5" calcext:value-type="float">
            <text:p>41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pect et compréhension des différences culturelles au sein d'une équipe mondi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ation d'une discussion de groupe pour générer des idées et des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7" calcext:value-type="float">
            <text:p>41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confiance entre les membres de l'équipe grâce à une communication transpar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8" calcext:value-type="float">
            <text:p>41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tteinte d'un accord commun sur les orientations du proj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39" calcext:value-type="float">
            <text:p>41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 avec des collègues de différents services sur un proje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0" calcext:value-type="float">
            <text:p>41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ation efficace avec des membres d'équipe distants à l'aide d'outi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1" calcext:value-type="float">
            <text:p>41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dentification précoce des conflits potentiels et résolution proactiv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2" calcext:value-type="float">
            <text:p>41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ise de décisions conformes aux objectifs communs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3" calcext:value-type="float">
            <text:p>41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finition claire du problème pour orienter des solutions collaboratives effic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4" calcext:value-type="float">
            <text:p>41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rainstorming d'idées créatives avec les membres de l'équipe pour améliorer un produi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5" calcext:value-type="float">
            <text:p>41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 de ressources et de connaissances pertinentes avec les collègues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6" calcext:value-type="float">
            <text:p>41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ation de réunions virtuelles productives avec des participants à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7" calcext:value-type="float">
            <text:p>41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aboration d'une stratégie de communication pour un projet interfonctionn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8" calcext:value-type="float">
            <text:p>41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tribution d'idées et d'aperçus lors des discussions en 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49" calcext:value-type="float">
            <text:p>41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artition des tâches entre les membres de l'équipe en fonction de leur experti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0" calcext:value-type="float">
            <text:p>41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alyse conjointe des problèmes pour identifier les causes profondes et les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1" calcext:value-type="float">
            <text:p>41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rentissage auprès des pairs en partageant connaissances et expérien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2" calcext:value-type="float">
            <text:p>41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nsformation des conflits négatifs en opportunités de changement positif au sein d'une 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3" calcext:value-type="float">
            <text:p>41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iorisation collective des décisions en fonction de leur impact et de leur urg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aptation des styles de communication pour travailler efficacement avec différentes personnalit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5" calcext:value-type="float">
            <text:p>41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lignement des membres de l'équipe autour d'un objectif ou d'une mission commu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6" calcext:value-type="float">
            <text:p>41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gagement mutuel pour les succès et les revers individuels et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'activités de renforcement d'équipe pour les collègues à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8" calcext:value-type="float">
            <text:p>41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flexion en équipe pour identifier les succès et les domaines d'améli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59" calcext:value-type="float">
            <text:p>41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arantie que tous les membres de l'équipe ont voix au chapitre dans les discussions et les décis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nsformation des désaccords en opportunités de croissance et de changement positif au sein d'une 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1" calcext:value-type="float">
            <text:p>41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ntration sur la recherche de solutions plutôt que sur les problè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2" calcext:value-type="float">
            <text:p>41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nération collective d'idées créatives pour résoudre un déf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3" calcext:value-type="float">
            <text:p>41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ation des résultats du projet en équipe pour identifier les domaines d'amélio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4" calcext:value-type="float">
            <text:p>41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vail avec des professionnels de différents domaines pour résoudre des problèmes comple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5" calcext:value-type="float">
            <text:p>41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ansformation des désaccords en opportunités de croissance et de changement positif au sein d'une 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6" calcext:value-type="float">
            <text:p>41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ponsabilité partagée pour les succès et les revers individuels et de l'équi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7" calcext:value-type="float">
            <text:p>41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préhension et réponse aux émotions d'une personne âg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8" calcext:value-type="float">
            <text:p>41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tien à un enfant ayant des besoins spéciaux lors d'une activité à rythme l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confort d'un membre de la famille en deuil avec des paroles bienveilla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0" calcext:value-type="float">
            <text:p>41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oute attentive d'un ami partageant ses préoccupations concernant sa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1" calcext:value-type="float">
            <text:p>41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plication claire des instructions médicales à un pati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2" calcext:value-type="float">
            <text:p>41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ministration de médicaments prescrits à un proche âg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3" calcext:value-type="float">
            <text:p>41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handicapée à s'habiller et à se toilett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4" calcext:value-type="float">
            <text:p>41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siner des repas nutritifs pour une personne ayant des restrictions alimen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5" calcext:value-type="float">
            <text:p>41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à mobilité réduite à prendre un bain et à maintenir son hygiène personn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6" calcext:value-type="float">
            <text:p>41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ter calme et agir en cas d'urgence médic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7" calcext:value-type="float">
            <text:p>41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ministation de premiers secours de base à un enfant ayant une blessure mine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8" calcext:value-type="float">
            <text:p>41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u réconfort et des encouragements à un ami traversant une période diffici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79" calcext:value-type="float">
            <text:p>41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rveiller et divertir de jeunes enfants pendant l'absence de leurs par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0" calcext:value-type="float">
            <text:p>41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sser du temps et engager une conversation avec une personne âg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1" calcext:value-type="float">
            <text:p>41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rveiller les signes vitaux d'un patient et enregistrer les chang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2" calcext:value-type="float">
            <text:p>41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à réaliser des exercices prescrits après une opé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3" calcext:value-type="float">
            <text:p>41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 soulagement temporaire à un aidant familial en prenant en charge les so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es techniques pour aider un enfant autiste à gérer les défis sensorie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5" calcext:value-type="float">
            <text:p>41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es aides mnémoniques et des activités pour soutenir les personnes atteintes de dém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6" calcext:value-type="float">
            <text:p>41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ffrir du réconfort et un soulagement de la douleur à un patient en phase termin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7" calcext:value-type="float">
            <text:p>41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fendre les droits et les besoins d'un patient dans le système de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8" calcext:value-type="float">
            <text:p>41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ourr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89" calcext:value-type="float">
            <text:p>41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pondre aux beso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0" calcext:value-type="float">
            <text:p>41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 soutien émotionnel aux individus et aux familles en fin de v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ister aux activités quotidiennes des personnes ayant besoin de soins à domici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2" calcext:value-type="float">
            <text:p>41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tenir un enfant ayant des troubles de développement dans les interactions soci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3" calcext:value-type="float">
            <text:p>41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 soutien thérapeutique aux personnes confrontées à un deu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4" calcext:value-type="float">
            <text:p>41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environnement sécurisé et des activités engageantes pour les personnes atteintes d'Alzheim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5" calcext:value-type="float">
            <text:p>41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apter le domicile pour prévenir les accidents et les blessu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6" calcext:value-type="float">
            <text:p>41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ayant des difficultés de mobilité à prendre un ba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7" calcext:value-type="float">
            <text:p>41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registrer avec précision les informations médicales et les observ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8" calcext:value-type="float">
            <text:p>41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ministrer la nutrition par une sonde d'alimentation à un patient incapable de mang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199" calcext:value-type="float">
            <text:p>41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atiquer des mesures d'hygiène pour prévenir la propagation des infe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gager une personne avec des exercices cérébraux et des puzz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1" calcext:value-type="float">
            <text:p>42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handicapée à utiliser des dispositifs d'ass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2" calcext:value-type="float">
            <text:p>42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ourner et repositionner un patient alité pour prévenir les escar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3" calcext:value-type="float">
            <text:p>42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e personne ayant des difficultés à manger à profiter des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4" calcext:value-type="float">
            <text:p>42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un utilisateur de fauteuil roulant à se déplacer dans différents environnem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5" calcext:value-type="float">
            <text:p>42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outer et parler avec gentillesse et compréhens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6" calcext:value-type="float">
            <text:p>42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ciliter les connexions sociales pour les personnes à mobilité rédu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dministrer des mesures de soulagement de la douleur et en suivre l'efficac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8" calcext:value-type="float">
            <text:p>42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soin d'une sonde d'ali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09" calcext:value-type="float">
            <text:p>42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pecter les pratiques et les préférences culturelles dans les soi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0" calcext:value-type="float">
            <text:p>42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u réconfort par le toucher apaisant et la présence cal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1" calcext:value-type="float">
            <text:p>42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à changer les couches pour adultes et à maintenir l'hygiè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2" calcext:value-type="float">
            <text:p>42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es tableaux ou des dispositifs de communication pour soutenir les personnes non verb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3" calcext:value-type="float">
            <text:p>42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nsibiliser aux changements climatiques grâce à des publications sur les réseaux soci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4" calcext:value-type="float">
            <text:p>42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biliser les résidents locaux pour traiter les problèmes de logement abord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5" calcext:value-type="float">
            <text:p>42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ncontrer des législateurs pour défendre des changements de politique sur l'accès aux soins de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6" calcext:value-type="float">
            <text:p>42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e manifestation pacifique pour exiger la justice raci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7" calcext:value-type="float">
            <text:p>42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pétition en ligne pour soutenir des pratiques équitables en matière de trava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8" calcext:value-type="float">
            <text:p>42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un discours lors d'un rassemblement en faveur de l'égalité des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19" calcext:value-type="float">
            <text:p>42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rire un communiqué de presse pour obtenir une couverture médiatique sur les droits LGBTQ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er avec d'autres groupes de défense pour amplifier l'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1" calcext:value-type="float">
            <text:p>42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ncontrer des élus pour discuter des politiques de réforme pénitenti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2" calcext:value-type="float">
            <text:p>42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ener une campagne en ligne pour soutenir les droits des réfug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3" calcext:value-type="float">
            <text:p>42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 événement de collecte de fonds pour une organisation de justice soci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4" calcext:value-type="float">
            <text:p>42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ager des expériences personnelles pour mettre en lumière la discrimination subie par des groupes marginalis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5" calcext:value-type="float">
            <text:p>42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ller de porte en porte pour impliquer les résidents dans les efforts d'inscription des élect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6" calcext:value-type="float">
            <text:p>42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chercher et évaluer l'impact des politiques éducatives propos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7" calcext:value-type="float">
            <text:p>42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les comptes de médias sociaux d'un groupe de défense de l'environ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8" calcext:value-type="float">
            <text:p>42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une campagne de financement participatif pour soutenir les droits des peuples autocht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29" calcext:value-type="float">
            <text:p>42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fresque qui promeut l'inclusivité et la diversité dans un quart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0" calcext:value-type="float">
            <text:p>42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s stratégies et les techniques de protestation pacif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1" calcext:value-type="float">
            <text:p>42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sur les droits des personnes transgenres et la discrimin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2" calcext:value-type="float">
            <text:p>42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un soutien et des ressources aux communautés touchées par des catastrophes natur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3" calcext:value-type="float">
            <text:p>42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 courtes vidéos pour partager les histoires des parcours des réfug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4" calcext:value-type="float">
            <text:p>42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ciliter les dialogues entre la police et les membres de la commun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5" calcext:value-type="float">
            <text:p>42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diger une lettre aux législateurs pour plaider en faveur d'une réforme globale de l'immigr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concentrer sur les problèmes qui touchent simultanément plusieurs groupes marginalis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7" calcext:value-type="float">
            <text:p>42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aborer un plan stratégique pour lutter contre l'insécurité alimentaire dans une vi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8" calcext:value-type="float">
            <text:p>42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érer les bénévoles pour une campagne visant à promouvoir la participation élector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39" calcext:value-type="float">
            <text:p>42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courager les entreprises à adopter des pratiques commerciales éthiques et dur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voyer des lettres aux journaux pour plaider en faveur de l'accès équitable aux soins de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1" calcext:value-type="float">
            <text:p>42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installation artistique pour mettre en lumière les impacts des changements clima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2" calcext:value-type="float">
            <text:p>42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aborer avec des militants internationaux pour aborder les questions mondiales des droits de l'hom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3" calcext:value-type="float">
            <text:p>42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er l'efficacité d'une campagne de sensibilisation à la santé ment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4" calcext:value-type="float">
            <text:p>42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ancer un boycott en ligne pour sensibiliser aux pratiques équitables en matière de travai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5" calcext:value-type="float">
            <text:p>42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ener des recherches pour fournir des preuves à l'appui de recommandations poli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oycotter les entreprises qui soutiennent des pratiques nuisibles à l'environ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7" calcext:value-type="float">
            <text:p>42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r des dons pour soutenir des initiatives éducatives dans les zones défavoris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8" calcext:value-type="float">
            <text:p>42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diger des messages qui résonnent avec les publics cibles pour promouvoir l'égalité des gen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49" calcext:value-type="float">
            <text:p>42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outenir et défendre les communautés marginalisées en tant qu'alli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0" calcext:value-type="float">
            <text:p>42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pression sur les gouvernements pour aborder des problèmes mondiaux tels que le travail des enf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1" calcext:value-type="float">
            <text:p>42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et partager une pétition en ligne pour s'opposer à des politiques discriminato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2" calcext:value-type="float">
            <text:p>42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une marche pacifique pour défendre les droits LGBTQ+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3" calcext:value-type="float">
            <text:p>42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ncontrer les législateurs pour pousser en faveur de la réforme de la justice pén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4" calcext:value-type="float">
            <text:p>42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nimer des ateliers sur le racisme systémique et son impac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5" calcext:value-type="float">
            <text:p>42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ancer une campagne pour sensibiliser à la violence basée sur le gen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6" calcext:value-type="float">
            <text:p>42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sur les droits des personnes handicapées et l'accessibil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7" calcext:value-type="float">
            <text:p>42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événements de plantation d'arbres pour lutter contre la défores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er les membres de la communauté à plaider en faveur d'un meilleur accès aux soins de sa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uper habilement les légumes pour un sau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0" calcext:value-type="float">
            <text:p>42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revenir de l'ail et des oignons pour développer la saveur dans une sauce pour pâ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salade équilibrée avec des ingrédients complément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2" calcext:value-type="float">
            <text:p>42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jouter le bon mélange d'épices pour rehausser la saveur d'un curry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3" calcext:value-type="float">
            <text:p>42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menu hebdomadaire équilibrant nutriments et sav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4" calcext:value-type="float">
            <text:p>42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urer une manipulation adéquate des aliments pour prévenir la contamination crois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 lot de cookies aux pépites de chocolat frais et do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6" calcext:value-type="float">
            <text:p>42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riller des brochettes de poulet marinées à la perfec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7" calcext:value-type="float">
            <text:p>42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 steak tendre en utilisant la méthode de cuisson sous vi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8" calcext:value-type="float">
            <text:p>42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des nouilles fettuccine maison pour un plat de pâtes décad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69" calcext:value-type="float">
            <text:p>42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e sauce béchamel crémeuse pour une lasag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0" calcext:value-type="float">
            <text:p>42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choucroute maison savoureuse grâce à la fer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1" calcext:value-type="float">
            <text:p>42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sposer artistiquement des ingrédients colorés sur une assiet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2" calcext:value-type="float">
            <text:p>42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salade rafraîchissante d'été avec des légumes mélangés et des fruits de s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3" calcext:value-type="float">
            <text:p>42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étrir la pâte à pain pour obtenir la bonne texture et cons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4" calcext:value-type="float">
            <text:p>42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jouter une pincée d'herbes fraîches pour améliorer l'attrait visuel d'un pl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5" calcext:value-type="float">
            <text:p>42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ocier vin et fromage pour créer une expérience de dégustation harmonie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ariner du tofu pour des brochettes savoureuses et succulen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7" calcext:value-type="float">
            <text:p>42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venter un plat unique fusionnant différentes cuisi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8" calcext:value-type="float">
            <text:p>42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liser une délicieuse crème brûlée avec une couche caramélisée parfai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79" calcext:value-type="float">
            <text:p>42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server des fruits de saison sous forme de confitures et de gelées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 ragoût copieux et savoureux dans une seule cassero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1" calcext:value-type="float">
            <text:p>42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du riz basmati moelleux pour un biryani parfum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riller des filets de saumon pour obtenir une texture croustillante et tend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3" calcext:value-type="float">
            <text:p>42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e mandoline pour créer des tranches uniformes pour un grat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4" calcext:value-type="float">
            <text:p>42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et préparer les ingrédients avant la cuis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5" calcext:value-type="float">
            <text:p>42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mijoter un bouillon de légumes maison pour les soupes et les sau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6" calcext:value-type="float">
            <text:p>42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sauter rapidement des légumes colorés pour un plat vivant et nutritif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7" calcext:value-type="float">
            <text:p>42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croissants feuilletés et beurrés à partir de zér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8" calcext:value-type="float">
            <text:p>42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électionner et préparer des morceaux de bœuf de haute qualité pour un dîner steak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89" calcext:value-type="float">
            <text:p>42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taler la pâte à pizza pour obtenir l'épaisseur désir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0" calcext:value-type="float">
            <text:p>42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sposer magnifiquement des rouleaux de sushi sur un plateau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1" calcext:value-type="float">
            <text:p>42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raméliser des oignons pour accentuer leur douceur natur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2" calcext:value-type="float">
            <text:p>42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re lentement un morceau de viande coriace jusqu'à ce qu'il devienne tendre et savour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3" calcext:value-type="float">
            <text:p>42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mélange d'épices personnalisé pour un plat d'inspiration maroca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e poche à douille pour décorer des cupcakes avec des motifs comple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5" calcext:value-type="float">
            <text:p>42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corer un gâteau avec des motifs complexes en fond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6" calcext:value-type="float">
            <text:p>42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e margarita classique avec des ingrédients frais et des mesures préci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7" calcext:value-type="float">
            <text:p>42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lage du saumon pour créer un gravlax soyeux et savour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8" calcext:value-type="float">
            <text:p>42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ôtir des légumes jusqu'à ce qu'ils caramélisent et développent des saveurs rich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299" calcext:value-type="float">
            <text:p>42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aîtriser l'art des œufs pochés parfaits pour un plat de brunch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fuser de l'huile d'olive avec des herbes pour une saveur unique et aroma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1" calcext:value-type="float">
            <text:p>43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sson de baguettes croustillantes avec un intérieur moell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2" calcext:value-type="float">
            <text:p>43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sauter des champignons dans du beurre pour un plat d'accompagnement savour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3" calcext:value-type="float">
            <text:p>43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rire des rondelles d'oignon croustillantes et dor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4" calcext:value-type="float">
            <text:p>43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ltiver un levain pour du pain au levain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5" calcext:value-type="float">
            <text:p>43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mijoter une sauce tomate consistante pour les pâ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6" calcext:value-type="float">
            <text:p>43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sposer une pile de pancakes avec sirop et baies pour un attrait visue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7" calcext:value-type="float">
            <text:p>43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taler de la pâte fraîche et couper des tagliat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8" calcext:value-type="float">
            <text:p>43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e vinaigrette acidulée pour une salade d'é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09" calcext:value-type="float">
            <text:p>43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mplacer les œufs par de la compote de pommes dans une recette de pâtisserie végétalien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0" calcext:value-type="float">
            <text:p>43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es techniques de pochage pour décorer un gâteau d'anniversaire avec des motifs comple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1" calcext:value-type="float">
            <text:p>43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dessert à base de gélatine rempli de fruits avec une texture délica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2" calcext:value-type="float">
            <text:p>43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briquer son propre ketchup à partir de tomates fraîches et d'épi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3" calcext:value-type="float">
            <text:p>43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rver des concombres dans de la saumure pour créer des cornichons croquants et acidul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4" calcext:value-type="float">
            <text:p>43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isposer les ingrédients pour une séance photo culinaire pour rendre le plat visuellement attray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5" calcext:value-type="float">
            <text:p>43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lanchir les légumes puis les immerger dans de l'eau glacée pour conserver couleur et tex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6" calcext:value-type="float">
            <text:p>43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fuser une sauce pour pâtes avec du basilic et de l'origan fr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7" calcext:value-type="float">
            <text:p>43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aisser lever la pâte à pain jusqu'à ce qu'elle double de volume avant la cuis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8" calcext:value-type="float">
            <text:p>43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u toffee maison avec un contrôle précis de la températ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19" calcext:value-type="float">
            <text:p>43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u fondant pour couvrir et décorer un gâteau avec une finition lisse et pol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ileter habilement un poisson entier pour la cuis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xer des noix grillées pour fabriquer du beurre d'amande crém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2" calcext:value-type="float">
            <text:p>43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pâté de foie de poulet savour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3" calcext:value-type="float">
            <text:p>43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er une croûte à tarte feuilletée et tendre pour une tarte aux fruits de s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se en conserve et conservation de confitures pour profiter des fruits d'été toute l'ann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5" calcext:value-type="float">
            <text:p>43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atiquer les bonnes manières à table et l'étiquette à tab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6" calcext:value-type="float">
            <text:p>43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décorations délicates en sucre filé pour les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7" calcext:value-type="float">
            <text:p>43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empérer le chocolat pour obtenir une finition brillante pour les truff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8" calcext:value-type="float">
            <text:p>43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fermenter des légumes pour créer du kimchi acidulé et riche en probio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29" calcext:value-type="float">
            <text:p>43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chili végétalien copieux avec des sources de protéines d'origine végéta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ier des dumplings délicats avec des plis comple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1" calcext:value-type="float">
            <text:p>43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re de fines et délicates crêpes pour une garniture sucrée ou sal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2" calcext:value-type="float">
            <text:p>43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fumoir pour infuser les viandes avec des saveurs fumé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3" calcext:value-type="float">
            <text:p>43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ouler des sushis avec du riz parfaitement assaisonn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4" calcext:value-type="float">
            <text:p>43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ocier un vin rouge corsé à un ragoût de bœuf savour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pturer des images visuellement attrayantes d'un plat joliment présen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6" calcext:value-type="float">
            <text:p>43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re un lot de cookies aux pépites de chocolat sans gluten en utilisant des farines alterna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7" calcext:value-type="float">
            <text:p>43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sauce Alfredo veloutée avec du beurre et de la crè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mulsionner une vinaigrette en incorporant lentement de l'hui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39" calcext:value-type="float">
            <text:p>43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lamber des bananes au rhum pour une présentation de dessert spectaculai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0" calcext:value-type="float">
            <text:p>43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ocier un cheddar fort à un vin rouge fru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1" calcext:value-type="float">
            <text:p>43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re un risotto crémeux avec du riz Arborio et un bouillon rich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2" calcext:value-type="float">
            <text:p>43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ragoût de légumes copieux avec un mélange de sav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3" calcext:value-type="float">
            <text:p>43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onter la crème en pics souples pour garnir les desser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4" calcext:value-type="float">
            <text:p>43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briquer une base de crème glacée à la vanille lisse et créme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5" calcext:value-type="float">
            <text:p>43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sauce savoureuse à partir des sucs de cuis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6" calcext:value-type="float">
            <text:p>43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ier des dumplings dim sum délicats avec des plis complex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7" calcext:value-type="float">
            <text:p>43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ancer la pâte à pizza en l'air pour l'étirer et lui donner form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8" calcext:value-type="float">
            <text:p>43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chutney de mangue acidulé et sucr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49" calcext:value-type="float">
            <text:p>43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tourner les crêpes dans une poêle pour les cuire uniformément des deux côt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0" calcext:value-type="float">
            <text:p>43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perposer les ingrédients pour créer un plat de casserole réconfort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1" calcext:value-type="float">
            <text:p>43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meule de camembert mais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2" calcext:value-type="float">
            <text:p>43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tourner les pancakes pour obtenir une texture dorée et croustill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3" calcext:value-type="float">
            <text:p>43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Hacher finement les oignons pour une salsa savoureu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4" calcext:value-type="float">
            <text:p>43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acher des œufs pour obtenir une texture délicate pour les œufs Bénédic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5" calcext:value-type="float">
            <text:p>43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aratter un gelato pistache lisse et crém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6" calcext:value-type="float">
            <text:p>43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sauter des crevettes à l'ail et au beurre pour un plat rapide et savoure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7" calcext:value-type="float">
            <text:p>43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pirer en profondeur les tapis et les sols pour éliminer la poussière et la sale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8" calcext:value-type="float">
            <text:p>43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chiffon en microfibres pour dépoussiérer les meu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59" calcext:value-type="float">
            <text:p>43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rotter et désinfecter la toilet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0" calcext:value-type="float">
            <text:p>43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sser la serpillière sur les sols durs avec un produit de nettoyage approprié pour un fini brill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les vitres et les surfaces en verre avec un nettoyant pour vitres sans tr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2" calcext:value-type="float">
            <text:p>43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graisser et essuyer les comptoi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3" calcext:value-type="float">
            <text:p>43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4" calcext:value-type="float">
            <text:p>43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l'intérieur et l'extérieur du four pour éliminer la graisse et les résid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5" calcext:value-type="float">
            <text:p>43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organiser les étagères et les tiroirs du réfrigérat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6" calcext:value-type="float">
            <text:p>43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aver et sécher la vaiss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7" calcext:value-type="float">
            <text:p>43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nettoyant pour tissu pour nettoyer et rafraîchir les meubles rembourr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8" calcext:value-type="float">
            <text:p>43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lir et faire briller les sols durs pour obtenir un fini brill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69" calcext:value-type="float">
            <text:p>43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Vider et désinfecter les poubelles et éliminer correctement les déche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0" calcext:value-type="float">
            <text:p>43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pousseter et nettoyer les rideaux et les stores pour éliminer la poussière et les allergè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1" calcext:value-type="float">
            <text:p>43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ssuyer et nettoyer les plinthes pour éliminer la saleté et l'accumulation de pouss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2" calcext:value-type="float">
            <text:p>43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nettoyeur pour tapis pour éliminer les taches et rafraîchir les tap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3" calcext:value-type="float">
            <text:p>43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un nettoyage complet de toutes les zo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4" calcext:value-type="float">
            <text:p>43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iminer les taches tenaces des tissus et des surfaces à l'aide des produits appropr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5" calcext:value-type="float">
            <text:p>43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tirer les feuilles et les débris des gouttières pour éviter les obstruc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6" calcext:value-type="float">
            <text:p>43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rotter et nettoyer les joints de carrelage dans les zones carrelées pour éliminer la sale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7" calcext:value-type="float">
            <text:p>43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sser l'aspirateur et nettoyer les matelas pour éliminer la poussière et les allergè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8" calcext:value-type="float">
            <text:p>43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ssuyer et nettoyer les murs pour éliminer les empreintes digitales et la sale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79" calcext:value-type="float">
            <text:p>43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rouleau adhésif ou un aspirateur pour éliminer les poils d'animaux des meubles et des tissu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0" calcext:value-type="float">
            <text:p>43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iminer la poussière et les toiles d'araignées des plafonds à l'aide d'un plumeau à manche lo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1" calcext:value-type="float">
            <text:p>43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les écra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2" calcext:value-type="float">
            <text:p>43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polir les chaussures pour en maintenir l'appar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3" calcext:value-type="float">
            <text:p>43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nettoyant pour acier inoxydable pour polir et éliminer les traces des appareils électroménage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4" calcext:value-type="float">
            <text:p>43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Balayer et rincer les espaces extérieurs comme les terrasses et les terras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5" calcext:value-type="float">
            <text:p>43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un produit de nettoyage pour moisissures et moisissures pour nettoyer et prévenir la croissance dans les zones humi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6" calcext:value-type="float">
            <text:p>43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polir les meubles en bois pour restaurer leur écl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7" calcext:value-type="float">
            <text:p>43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sser l'aspirateur et nettoyer les tapis de zone pour les maintenir propres et fr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8" calcext:value-type="float">
            <text:p>43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sinfecter et nettoyer les jouets pour enfants pour maintenir l'hygiè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89" calcext:value-type="float">
            <text:p>43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iminer les objets indésirables et désencombrer les espaces de vi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0" calcext:value-type="float">
            <text:p>43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lever les taches des murs à l'aide d'agents de nettoyage appropri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rotter et nettoyer les carreaux de salle de bain pour éliminer le résidu de savon et la sale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2" calcext:value-type="float">
            <text:p>43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les étagères du garde-manger et les contenants pour garder les aliments bien rangé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3" calcext:value-type="float">
            <text:p>43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rafraîchir les rideaux pour éliminer la poussière et les odeur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4" calcext:value-type="float">
            <text:p>43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pousseter les stores avec un chiffon en microfibres pour éliminer la poussiè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5" calcext:value-type="float">
            <text:p>43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les porte-chaussures pour ranger les chaussures de manière ordonn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6" calcext:value-type="float">
            <text:p>43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liminer la poussière et la saleté des bouches d'aération pour améliorer la qualité de l'a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7" calcext:value-type="float">
            <text:p>43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pirer et nettoyer l'intérieur de la voiture pour le maintenir propre et fra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8" calcext:value-type="float">
            <text:p>43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ssuyer et nettoyer les armoires à l'intérieur et à l'extéri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399" calcext:value-type="float">
            <text:p>43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et laver les meubles de jardin pour éliminer la saleté et la cras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 les claviers d'ordinateur pour éliminer la poussière et les débri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1" calcext:value-type="float">
            <text:p>44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pousseter et nettoyer les feuilles des plantes pour maintenir leur santé et leur appare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2" calcext:value-type="float">
            <text:p>44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hanger correctement une couche et garantir l'hygiè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3" calcext:value-type="float">
            <text:p>44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activités de jeu adaptées à l'âge et garantir la sécuri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4" calcext:value-type="float">
            <text:p>44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tablir une routine apaisante au coucher pour aider un enfant à mieux dorm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5" calcext:value-type="float">
            <text:p>44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ifier des repas équilibrés et nutritifs adaptés aux besoins des enf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6" calcext:value-type="float">
            <text:p>44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gager des conversations appropriées à l'âge et écouter activ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7" calcext:value-type="float">
            <text:p>44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pprendre aux enfants à se laver les mains correctement et à respecter l'hygiène personnel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8" calcext:value-type="float">
            <text:p>44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un enfant à travers le processus de transition des couches à l'utilisation des toilet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09" calcext:value-type="float">
            <text:p>44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édiation des conflits entre les enfants et enseignement des compétences de résolution de problèm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0" calcext:value-type="float">
            <text:p>44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avec les devoirs et fournir des conseil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activités artis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2" calcext:value-type="float">
            <text:p>44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rveiller les jeux en plein air pour garantir la sécurité et le plaisi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3" calcext:value-type="float">
            <text:p>44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es méthodes de discipline douces pour encourager un bon comport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4" calcext:value-type="float">
            <text:p>44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routine quotidienne structurée comprenant les repa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5" calcext:value-type="float">
            <text:p>44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troduire des jouets et des activités éducatives pour favoriser l'apprentiss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6" calcext:value-type="float">
            <text:p>44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u réconfort et des soins lorsqu'un enfant est mala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7" calcext:value-type="float">
            <text:p>44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uvoir les interactions sociales et enseigner un comportement appropri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8" calcext:value-type="float">
            <text:p>44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pecter et apprécier l'origine culturelle et la diversité d'un enf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miter des célébrités et des personnages célèbres avec des imitations réussi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liser un numéro de stand-up comique qui fait rire le public aux écla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1" calcext:value-type="float">
            <text:p>44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écuter des mouvements de danse hilarants qui font rire tout le mon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2" calcext:value-type="float">
            <text:p>44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voir des farces élaborées et inoffensives qui surprennent et amus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3" calcext:value-type="float">
            <text:p>44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Jongler avec divers objets de manière comique et divertiss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4" calcext:value-type="float">
            <text:p>44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l'humour burlesque et aux gags physiques com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5" calcext:value-type="float">
            <text:p>44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aconter des anecdotes humoristiques qui captivent et divertissent le publi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6" calcext:value-type="float">
            <text:p>44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œuvres d'art originales et fantaisistes qui suscitent des sour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7" calcext:value-type="float">
            <text:p>44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orter des costumes excentriques et ridicules pour apporter du rire à tout évén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8" calcext:value-type="float">
            <text:p>44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miter les acc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29" calcext:value-type="float">
            <text:p>44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des performances de comédie improvisée avec un humour spirituel et spontan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des expressions faciales hilarantes et exagérées pour un effet com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1" calcext:value-type="float">
            <text:p>44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chansons parodiques hilarantes qui donnent une touche comique à des airs populair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2" calcext:value-type="float">
            <text:p>44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écuter des actions silencieuses et exagérées qui racontent une histoire drô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3" calcext:value-type="float">
            <text:p>44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er de l'humour sec et sarcastique pour livrer des remarques drôles et inattend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4" calcext:value-type="float">
            <text:p>44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voir et présenter des gadgets ingénieux mais comiquement impraticab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5" calcext:value-type="float">
            <text:p>44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mmentaires vocaux humoristiques pour des vidéos ou des anim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6" calcext:value-type="float">
            <text:p>44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tutoriels de cuisine absurdes et fictifs avec des résultats hila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7" calcext:value-type="float">
            <text:p>44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 lancer dans une journée de jeu de rôle en tant que personnages fictifs et drô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8" calcext:value-type="float">
            <text:p>44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gir aux situations quotidiennes avec des réponses exagérées et humorist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39" calcext:value-type="float">
            <text:p>44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liser des tours de magie avec des résultats inattendus et hilar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0" calcext:value-type="float">
            <text:p>44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citer des virelangues difficiles avec des résultats rapides et amus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1" calcext:value-type="float">
            <text:p>44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des rapports satiriques avec des titres outranciers et amus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2" calcext:value-type="float">
            <text:p>44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lever des défis extravagants qui entraînent des résultats com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3" calcext:value-type="float">
            <text:p>44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ire une page d'un livre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dessin simple mais reconnaissable en moins d'une minu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5" calcext:value-type="float">
            <text:p>44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rire une courte histoire ou un paragraphe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6" calcext:value-type="float">
            <text:p>44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une séance d'entraînement à haute intensité en cinq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7" calcext:value-type="float">
            <text:p>44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siner un repas savoureux en moins de 15 minutes à l'aide d'un autocuiseu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8" calcext:value-type="float">
            <text:p>44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aper une phrase avec précision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49" calcext:value-type="float">
            <text:p>44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er à une méditation d'une minute pour se détend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0" calcext:value-type="float">
            <text:p>44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un puzzle simple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1" calcext:value-type="float">
            <text:p>44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endre rapidement et en toute confiance une décision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pléter un puzzle Sudoku en moins d'une minu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3" calcext:value-type="float">
            <text:p>44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apturer une photo intéressante en une fraction de secon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4" calcext:value-type="float">
            <text:p>44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udre un problème mathématique ou une énigme rapid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5" calcext:value-type="float">
            <text:p>44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 dessin simple et expressif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6" calcext:value-type="float">
            <text:p>44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émoriser une liste d'articles en quelques secondes seule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7" calcext:value-type="float">
            <text:p>44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mballer un petit sac pour un court voyage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8" calcext:value-type="float">
            <text:p>44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voyer un message court et précis en quelques second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59" calcext:value-type="float">
            <text:p>44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une série d'exercices d'étirement en une minu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0" calcext:value-type="float">
            <text:p>44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anser avec énergie et créativité pour une brève perform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1" calcext:value-type="float">
            <text:p>44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Nettoyer, hydrater et appliquer de la crème solaire en moins de cinq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2" calcext:value-type="float">
            <text:p>44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pléter un défi de dessin dans un délai imparti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3" calcext:value-type="float">
            <text:p>44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er une œuvre d'art numérique rapide et ludique à envoyer comme mess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4" calcext:value-type="float">
            <text:p>44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ffectuer un petit projet d'amélioration de l'habitat en moins d'une heur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idying up une pièce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6" calcext:value-type="float">
            <text:p>44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finir un objectif spécifique et un plan d'action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7" calcext:value-type="float">
            <text:p>44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rire un court poème ou paragraphe qui capture les émo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8" calcext:value-type="float">
            <text:p>44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ire rapidement un passage à voix haute tout en maintenant la clar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69" calcext:value-type="float">
            <text:p>44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alisation de portraits caricaturaux rapides de personn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0" calcext:value-type="float">
            <text:p>44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un petit objet artisanal en peu de tem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1" calcext:value-type="float">
            <text:p>44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Jonglage de trois objets pour une performance courte et divertissa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2" calcext:value-type="float">
            <text:p>44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amen d'un document et mise en évidence des points clés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3" calcext:value-type="float">
            <text:p>44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uivi d'une recette simple et cuisson rapide d'un pl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4" calcext:value-type="float">
            <text:p>44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terprétation d'une pièce musicale énergique et spontan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5" calcext:value-type="float">
            <text:p>44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ation rapide d'une situation et proposition rapide de solution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6" calcext:value-type="float">
            <text:p>44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emblage d'un puzzle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une coiffure élégante et rapide pour un événement spéci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8" calcext:value-type="float">
            <text:p>44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tation de fleurs ou d'herbes dans un petit jardin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79" calcext:value-type="float">
            <text:p>44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terprétation d'un monologue court et dramat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0" calcext:value-type="float">
            <text:p>44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et désencombrement d'un petit espace en peu de tem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rapide et ludique de dessins d'animaux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2" calcext:value-type="float">
            <text:p>44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lution rapide d'une énigme ou d'une devinette sur-le-champ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3" calcext:value-type="float">
            <text:p>44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iage d'une feuille de papier en une forme d'origami simpl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4" calcext:value-type="float">
            <text:p>44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une performance improvisée courte et spontan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5" calcext:value-type="float">
            <text:p>44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aîtrise d'une technique de cuisson rapide comme le saisissage ou le blanchim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6" calcext:value-type="float">
            <text:p>44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mposition rapide d'une mélodie de chanson accrocheuse en quelques minut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7" calcext:value-type="float">
            <text:p>44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gribouillages rapides et fantaisistes sur papier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8" calcext:value-type="float">
            <text:p>448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issage d'une histoire courte et captivante à l'improvis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89" calcext:value-type="float">
            <text:p>448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écution d'un tour de cartes rapide et impressionna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0" calcext:value-type="float">
            <text:p>449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criture et récitation d'un court poème avec émoti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1" calcext:value-type="float">
            <text:p>449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ussite d'une série de mouvements d'exercice rapides et intens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2" calcext:value-type="float">
            <text:p>449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urse aussi rapide que possible sur une courte distan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bservation de lenteur de mouvement d'escargots dans une cour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4" calcext:value-type="float">
            <text:p>449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oisière paisible sur un bateau à mouvement l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5" calcext:value-type="float">
            <text:p>449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Visionnage d'une performance de ballet gracieuse avec des mouvements lents et éléga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6" calcext:value-type="float">
            <text:p>449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gustation et appréciation des saveurs d'un repas gastronom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7" calcext:value-type="float">
            <text:p>449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essin détaillé d'un portrait avec un ombrage soigné et len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8" calcext:value-type="float">
            <text:p>449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ésolution rapide d'un puzzle en utilisant des compétences de résolution rapi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499" calcext:value-type="float">
            <text:p>449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ssemblage détendu d'un puzzle complexe en prenant son temp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atique d'une séquence de yoga dynamique et rapi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1" calcext:value-type="float">
            <text:p>450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une séance de yoga douce et l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une conversation rapide et énergiqu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3" calcext:value-type="float">
            <text:p>450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une conversation profonde et contemplative avec une réflexion len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4" calcext:value-type="float">
            <text:p>450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une séance de méditation brève et concentr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5" calcext:value-type="float">
            <text:p>450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atique d'une conscience attentive avec une attention lente et délibéré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6" calcext:value-type="float">
            <text:p>450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articipation à une séance d'étirements longue et douc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7" calcext:value-type="float">
            <text:p>450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éparation rapide d'un repas avec des techniques de cuisson efficac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8" calcext:value-type="float">
            <text:p>450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sson lente d'un plat pour améliorer les saveurs et la tendreté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09" calcext:value-type="float">
            <text:p>450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créer un budget détaillé pour gérer leurs financ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0" calcext:value-type="float">
            <text:p>451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clients dans la création d'un plan pour réduire et gérer leurs dett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sur les méthodes efficaces pour économiser de l'argent à court et long term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2" calcext:value-type="float">
            <text:p>451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éduquer les individus sur divers sujets financier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prendre des décisions éclairées concernant les régimes de retrait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4" calcext:value-type="float">
            <text:p>451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clients à élaborer des plans de dons philanthropiqu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5" calcext:value-type="float">
            <text:p>451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r des conseils financiers aux entreprises pour la croissance et la rentabilité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6" calcext:value-type="float">
            <text:p>451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clients qui souhaitent investir dans des entreprises alignées sur leurs valeur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7" calcext:value-type="float">
            <text:p>451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séminaires pour améliorer la compréhension de la finance personnelle par les individu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8" calcext:value-type="float">
            <text:p>451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ler sur la mise en place de fiducies bénéficiant à la fois aux causes caritatives et aux clien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19" calcext:value-type="float">
            <text:p>451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ider les individus à naviguer dans les aspects financiers lors des procédures de divorc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0" calcext:value-type="float">
            <text:p>452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uider les clients vers des pratiques financières durables pour l'avenir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1" calcext:value-type="float">
            <text:p>452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aluation de la consommation d'énergie d'un bâtiment et proposition d'améliorations d'efficacité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2" calcext:value-type="float">
            <text:p>452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compost riche en éléments nutritifs à partir de déchets organiques pour l'enrichissement du jardi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3" calcext:value-type="float">
            <text:p>452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er des ateliers pour sensibiliser les gens à la réduction des déchets et au recyclag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4" calcext:value-type="float">
            <text:p>452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'événements où les bénévoles nettoient les espaces public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5" calcext:value-type="float">
            <text:p>452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petites fermes dans les zones urbaines pour cultiver des produits frais locale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6" calcext:value-type="float">
            <text:p>452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panneaux solaires sur les toits pour générer de l'énergie propr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7" calcext:value-type="float">
            <text:p>452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tion de l'utilisation des transports en commun pour réduire les émissions de carbon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8" calcext:value-type="float">
            <text:p>452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aching individuel sur l'adoption d'un mode de vie avec un minimum de déche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29" calcext:value-type="float">
            <text:p>452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se en place de programmes fournissant des voitures en partag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0" calcext:value-type="float">
            <text:p>453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Lancement de campagnes pour réduire la consommation de plastique à usage uniqu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1" calcext:value-type="float">
            <text:p>453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produits ayant un impact minimal sur l'environne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d'emballages respectueux de l'environnement et réduisant les déche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3" calcext:value-type="float">
            <text:p>453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idoyer en faveur de l'adoption de sources d'énergie renouvelabl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4" calcext:value-type="float">
            <text:p>453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 et recyclage des déchets électroniques pour éviter la pollutio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5" calcext:value-type="float">
            <text:p>453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stauration des habitats naturels en plantant des arbres et en revitalisant les écosystèm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6" calcext:value-type="float">
            <text:p>453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tion de pratiques éthiques et durables dans l'industrie de la mod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7" calcext:value-type="float">
            <text:p>453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jardins partagés où les habitants peuvent cultiver leurs propres produit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8" calcext:value-type="float">
            <text:p>453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'ateliers pour sensibiliser les gens à l'énergie solaire et éolienn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39" calcext:value-type="float">
            <text:p>453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trait des débris plastiques des océans pour protéger les écosystèmes marin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veloppement de technologies ayant un impact environnemental positif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1" calcext:value-type="float">
            <text:p>454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auvetage de la nourriture excédentaire provenant de restaurants et d'événements pour nourrir les personnes dans le besoi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2" calcext:value-type="float">
            <text:p>454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ception de paysages qui économisent l'eau et favorisent la biodiversité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vestissement dans des entreprises axées sur des sources d'énergie propre et renouvelabl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4" calcext:value-type="float">
            <text:p>454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idoyer en faveur de politiques et d'actions visant à protéger l'environne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5" calcext:value-type="float">
            <text:p>454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'ateliers pour sensibiliser les enfants à la durabilité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6" calcext:value-type="float">
            <text:p>454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outils pour aider les individus à mesurer et réduire leur empreinte carbon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7" calcext:value-type="float">
            <text:p>454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llecte d'eau de pluie pour l'irrigation et l'usage domestiqu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8" calcext:value-type="float">
            <text:p>454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couragement de pratiques de voyage responsables pour minimiser l'impact environnemental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49" calcext:value-type="float">
            <text:p>454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idoyer en faveur de politiques gouvernementales soutenant les énergies renouvelab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stallation de jardins sur les toits pour améliorer l'isolation et la qualité de l'air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1" calcext:value-type="float">
            <text:p>455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'œuvres d'art sensibilisant aux changements climatiqu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2" calcext:value-type="float">
            <text:p>455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urniture de services de restauration avec des aliments locaux et respectueux de l'environne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3" calcext:value-type="float">
            <text:p>455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tion des véhicules électriqu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4" calcext:value-type="float">
            <text:p>455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lanification d'événements avec réduction des déchets et pratiques durab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5" calcext:value-type="float">
            <text:p>455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ment sur les avantages et le potentiel des énergies renouvelab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6" calcext:value-type="float">
            <text:p>455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Mise en place de systèmes de conservation et de gestion des ressources en eau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7" calcext:value-type="float">
            <text:p>455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onseil aux entreprises sur les pratiques durables et les opérations respectueuses de l'environnement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8" calcext:value-type="float">
            <text:p>455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veloppement de projets solaires ou éoliens locaux bénéficiant à la communauté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59" calcext:value-type="float">
            <text:p>455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nseignement aux gens comment transformer de vieux objets en nouveaux produits uti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Utilisation de matériaux respectueux de l'environnement dans les projets de construction et de rénovatio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1" calcext:value-type="float">
            <text:p>456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éation de programmes éducatifs mettant l'accent sur la durabilité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2" calcext:value-type="float">
            <text:p>456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Investissement dans des entreprises qui privilégient la responsabilité sociale et environnemental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3" calcext:value-type="float">
            <text:p>456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ritique et promotion de produits conformes aux valeurs durab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4" calcext:value-type="float">
            <text:p>456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ormation de personnes pour des carrières dans l'industrie des énergies renouvelab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5" calcext:value-type="float">
            <text:p>456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romotion du covoitur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6" calcext:value-type="float">
            <text:p>456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Organisation de séminaires sur les dernières avancées en matière de technologie durable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7" calcext:value-type="float">
            <text:p>456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éveloppement d'emballages générant peu de déchets et de pollution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8" calcext:value-type="float">
            <text:p>456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ensibilisation aux décisions d'achat éco-responsables.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69" calcext:value-type="float">
            <text:p>456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Exercices de team-building, Ateliers, Clubs de lecture, Soirées jeux de société, Chant choral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aire des bulles, Coucou, Promenades en poussett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1" calcext:value-type="float">
            <text:p>457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Peinture au doigt, Construction de blocs, Heure du conte, Cache-cache, Jeux au parc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Dessin et coloriage, Jeux de société simples, Construction Lego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3" calcext:value-type="float">
            <text:p>457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Jeux vidéo, Skateboard, Formation de groupes de musique, Ligues sportiv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4" calcext:value-type="float">
            <text:p>457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Yoga, Jardinage, Cours de cuisine, Dégustation de vins, Bricolage maison, Méditation, Événements de réseautag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5" calcext:value-type="float">
            <text:p>457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Tricot, Observation des oiseaux, Jardinage, Cours d'exercices doux, Danses sociales, Visites de group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6" calcext:value-type="float">
            <text:p>457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roupes d'étude ou séances de tutorat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7" calcext:value-type="float">
            <text:p>457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ncontres de jeu, Ateliers de bricolage, Groupes de soutien pour parent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8" calcext:value-type="float">
            <text:p>4578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Événements de réseautage, Séminaires, Webinaires, Ateliers de team-building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79" calcext:value-type="float">
            <text:p>4579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teliers d'artisanat, Tutoriels DIY, Cours de jardinage, Sessions de construction de modèles, Cours de cuisin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Cuisine végétalienne, Nourriture végétalienne, Défense des droits des animaux, Ateliers sur le mode de vie végétal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1" calcext:value-type="float">
            <text:p>4581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Festivals de nourriture végétarienne, Visites à la ferme, Groupes de soutien végétarie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2" calcext:value-type="float">
            <text:p>4582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Relectures par les pairs, Série de conférences, Clubs de lecture, Sorties de recherche sur le terrain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3" calcext:value-type="float">
            <text:p>4583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utonomisation des femmes, Ateliers sur la santé des femmes, Cours d'auto-défens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4" calcext:value-type="float">
            <text:p>4584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Ateliers sur la santé des hommes, Bootcamps de fitness, Séances de toilettage de la barb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5" calcext:value-type="float">
            <text:p>4585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Groupes de soutien non-binaires, Campagnes de sensibilisation, Rencontres communautaires, Ateliers de mode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Séminaires d'aide juridique, Événements d'intégration communautaire, Cours de langue, Formation en compétences professionnel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  <table:table-row table:style-name="ro1">
          <table:table-cell/>
          <table:table-cell office:value-type="float" office:value="4587" calcext:value-type="float">
            <text:p>4587</text:p>
          </table:table-cell>
          <table:table-cell office:value-type="string" calcext:value-type="string">
            <text:p>fr</text:p>
          </table:table-cell>
          <table:table-cell table:number-columns-repeated="2"/>
          <table:table-cell office:value-type="string" calcext:value-type="string">
            <text:p>Visites locales, Programmes d'échange linguistique, Soirées culinaires internationales</text:p>
          </table:table-cell>
          <table:table-cell office:value-type="float" office:value="1" calcext:value-type="float">
            <text:p>1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2:26.25" calcext:value-type="date">
            <text:p>2023-09-07 22:02: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38:18.665349537</dc:date>
    <meta:editing-duration>PT11M53S</meta:editing-duration>
    <meta:editing-cycles>9</meta:editing-cycles>
    <meta:generator>LibreOffice/7.3.7.2$Linux_X86_64 LibreOffice_project/30$Build-2</meta:generator>
    <meta:document-statistic meta:table-count="1" meta:cell-count="9183" meta:object-count="0"/>
  </office:meta>
</office:document-meta>
</file>